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20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stance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Adinocrinu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Aesiocrinu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Agassizocrin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Amabilicrinu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Ampelocrinu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Anobasicrin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Aphelecrinu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Apographiocrinu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Arkacrinu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Barycrin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Basleocrin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Botryocrinu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Blothrocrinu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Bridgerocrinu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Bursacrinu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Cadocrin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Calceolispongia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Delocrinu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Cercidocrinu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Clathrocrin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Codiacrinu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Corematocrinu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Corythocrinu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Cricocrin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Cromyocrinu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Crotalocrinit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Cupressocrinitie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Cupulocrinu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Cyathocrinit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Cymbiocrin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Decadocrin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Dendrocrinu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Diphuicrin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risocrinu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upachycrin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uspirocrin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xocrin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Galateacrin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Gasteroco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Glossocrinu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Graphiocrinu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Hydreionocrin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Indocrin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Laudonocrin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Lecythocrinu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Lophocrinu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Manicrinu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Mastigocrinu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Mollocrin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Oligobrachyocrinu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Ottawacrinus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Pachylocrin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Paradelocrin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Pelecocrin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Petalocrinu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Phanocrin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Pirasocrinu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Plicodendrocrinu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Poteriocrinite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Proctothylacocrinu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Protencrinu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Rhenocrinu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Rutkowskicrinu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Scotiacrin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Sellardsicrin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Sostronocrinu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Scytalocrin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Spaniocrinu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Sphaerocrin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Stachyocrinu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Staphylocrin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Stellarocrinus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Streblocrin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Sundacrin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Sycocrinit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Texacrin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Thalamocrin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Thenarocrinu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Timorechinu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Tribrachyocrin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Trimerocrin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Ulocrin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Zeacrinit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Cupressocrinitie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Spaniocrinu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DIFF</text:p>
          </table:table-cell>
          <table:table-cell table:formula="of:=IF(AND([.B91]&lt;&gt;&quot;?&quot;; [.B92]&lt;&gt;&quot;?&quot;; [.B91]&lt;&gt;[.B92]); 1; 0)" office:value-type="float" office:value="0" calcext:value-type="float">
            <text:p>0</text:p>
          </table:table-cell>
          <table:table-cell table:formula="of:=IF(AND([.C91]&lt;&gt;&quot;?&quot;; [.C92]&lt;&gt;&quot;?&quot;; [.C91]&lt;&gt;[.C92]); 1; 0)" office:value-type="float" office:value="0" calcext:value-type="float">
            <text:p>0</text:p>
          </table:table-cell>
          <table:table-cell table:formula="of:=IF(AND([.D91]&lt;&gt;&quot;?&quot;; [.D92]&lt;&gt;&quot;?&quot;; [.D91]&lt;&gt;[.D92]); 1; 0)" office:value-type="float" office:value="0" calcext:value-type="float">
            <text:p>0</text:p>
          </table:table-cell>
          <table:table-cell table:formula="of:=IF(AND([.E91]&lt;&gt;&quot;?&quot;; [.E92]&lt;&gt;&quot;?&quot;; [.E91]&lt;&gt;[.E92]); 1; 0)" office:value-type="float" office:value="0" calcext:value-type="float">
            <text:p>0</text:p>
          </table:table-cell>
          <table:table-cell table:formula="of:=IF(AND([.F91]&lt;&gt;&quot;?&quot;; [.F92]&lt;&gt;&quot;?&quot;; [.F91]&lt;&gt;[.F92]); 1; 0)" office:value-type="float" office:value="0" calcext:value-type="float">
            <text:p>0</text:p>
          </table:table-cell>
          <table:table-cell table:formula="of:=IF(AND([.G91]&lt;&gt;&quot;?&quot;; [.G92]&lt;&gt;&quot;?&quot;; [.G91]&lt;&gt;[.G92]); 1; 0)" office:value-type="float" office:value="0" calcext:value-type="float">
            <text:p>0</text:p>
          </table:table-cell>
          <table:table-cell table:formula="of:=IF(AND([.H91]&lt;&gt;&quot;?&quot;; [.H92]&lt;&gt;&quot;?&quot;; [.H91]&lt;&gt;[.H92]); 1; 0)" office:value-type="float" office:value="1" calcext:value-type="float">
            <text:p>1</text:p>
          </table:table-cell>
          <table:table-cell table:formula="of:=IF(AND([.I91]&lt;&gt;&quot;?&quot;; [.I92]&lt;&gt;&quot;?&quot;; [.I91]&lt;&gt;[.I92]); 1; 0)" office:value-type="float" office:value="1" calcext:value-type="float">
            <text:p>1</text:p>
          </table:table-cell>
          <table:table-cell table:formula="of:=IF(AND([.J91]&lt;&gt;&quot;?&quot;; [.J92]&lt;&gt;&quot;?&quot;; [.J91]&lt;&gt;[.J92]); 1; 0)" office:value-type="float" office:value="1" calcext:value-type="float">
            <text:p>1</text:p>
          </table:table-cell>
          <table:table-cell table:formula="of:=IF(AND([.K91]&lt;&gt;&quot;?&quot;; [.K92]&lt;&gt;&quot;?&quot;; [.K91]&lt;&gt;[.K92]); 1; 0)" office:value-type="float" office:value="1" calcext:value-type="float">
            <text:p>1</text:p>
          </table:table-cell>
          <table:table-cell table:formula="of:=IF(AND([.L91]&lt;&gt;&quot;?&quot;; [.L92]&lt;&gt;&quot;?&quot;; [.L91]&lt;&gt;[.L92]); 1; 0)" office:value-type="float" office:value="0" calcext:value-type="float">
            <text:p>0</text:p>
          </table:table-cell>
          <table:table-cell table:formula="of:=IF(AND([.M91]&lt;&gt;&quot;?&quot;; [.M92]&lt;&gt;&quot;?&quot;; [.M91]&lt;&gt;[.M92]); 1; 0)" office:value-type="float" office:value="0" calcext:value-type="float">
            <text:p>0</text:p>
          </table:table-cell>
          <table:table-cell table:formula="of:=IF(AND([.N91]&lt;&gt;&quot;?&quot;; [.N92]&lt;&gt;&quot;?&quot;; [.N91]&lt;&gt;[.N92]); 1; 0)" office:value-type="float" office:value="1" calcext:value-type="float">
            <text:p>1</text:p>
          </table:table-cell>
          <table:table-cell table:formula="of:=IF(AND([.O91]&lt;&gt;&quot;?&quot;; [.O92]&lt;&gt;&quot;?&quot;; [.O91]&lt;&gt;[.O92]); 1; 0)" office:value-type="float" office:value="1" calcext:value-type="float">
            <text:p>1</text:p>
          </table:table-cell>
          <table:table-cell table:formula="of:=IF(AND([.P91]&lt;&gt;&quot;?&quot;; [.P92]&lt;&gt;&quot;?&quot;; [.P91]&lt;&gt;[.P92]); 1; 0)" office:value-type="float" office:value="0" calcext:value-type="float">
            <text:p>0</text:p>
          </table:table-cell>
          <table:table-cell table:formula="of:=IF(AND([.Q91]&lt;&gt;&quot;?&quot;; [.Q92]&lt;&gt;&quot;?&quot;; [.Q91]&lt;&gt;[.Q92]); 1; 0)" office:value-type="float" office:value="1" calcext:value-type="float">
            <text:p>1</text:p>
          </table:table-cell>
          <table:table-cell table:formula="of:=IF(AND([.R91]&lt;&gt;&quot;?&quot;; [.R92]&lt;&gt;&quot;?&quot;; [.R91]&lt;&gt;[.R92]); 1; 0)" office:value-type="float" office:value="0" calcext:value-type="float">
            <text:p>0</text:p>
          </table:table-cell>
          <table:table-cell table:formula="of:=IF(AND([.S91]&lt;&gt;&quot;?&quot;; [.S92]&lt;&gt;&quot;?&quot;; [.S91]&lt;&gt;[.S92]); 1; 0)" office:value-type="float" office:value="0" calcext:value-type="float">
            <text:p>0</text:p>
          </table:table-cell>
          <table:table-cell table:formula="of:=IF(AND([.T91]&lt;&gt;&quot;?&quot;; [.T92]&lt;&gt;&quot;?&quot;; [.T91]&lt;&gt;[.T92]); 1; 0)" office:value-type="float" office:value="0" calcext:value-type="float">
            <text:p>0</text:p>
          </table:table-cell>
          <table:table-cell table:formula="of:=IF(AND([.U91]&lt;&gt;&quot;?&quot;; [.U92]&lt;&gt;&quot;?&quot;; [.U91]&lt;&gt;[.U92]); 1; 0)" office:value-type="float" office:value="1" calcext:value-type="float">
            <text:p>1</text:p>
          </table:table-cell>
          <table:table-cell table:formula="of:=IF(AND([.V91]&lt;&gt;&quot;?&quot;; [.V92]&lt;&gt;&quot;?&quot;; [.V91]&lt;&gt;[.V92]); 1; 0)" office:value-type="float" office:value="0" calcext:value-type="float">
            <text:p>0</text:p>
          </table:table-cell>
          <table:table-cell table:formula="of:=IF(AND([.W91]&lt;&gt;&quot;?&quot;; [.W92]&lt;&gt;&quot;?&quot;; [.W91]&lt;&gt;[.W92]); 1; 0)" office:value-type="float" office:value="0" calcext:value-type="float">
            <text:p>0</text:p>
          </table:table-cell>
          <table:table-cell table:formula="of:=IF(AND([.X91]&lt;&gt;&quot;?&quot;; [.X92]&lt;&gt;&quot;?&quot;; [.X91]&lt;&gt;[.X92]); 1; 0)" office:value-type="float" office:value="0" calcext:value-type="float">
            <text:p>0</text:p>
          </table:table-cell>
          <table:table-cell table:formula="of:=IF(AND([.Y91]&lt;&gt;&quot;?&quot;; [.Y92]&lt;&gt;&quot;?&quot;; [.Y91]&lt;&gt;[.Y92]); 1; 0)" office:value-type="float" office:value="0" calcext:value-type="float">
            <text:p>0</text:p>
          </table:table-cell>
          <table:table-cell table:formula="of:=IF(AND([.Z91]&lt;&gt;&quot;?&quot;; [.Z92]&lt;&gt;&quot;?&quot;; [.Z91]&lt;&gt;[.Z92]); 1; 0)" office:value-type="float" office:value="0" calcext:value-type="float">
            <text:p>0</text:p>
          </table:table-cell>
          <table:table-cell table:formula="of:=IF(AND([.AA91]&lt;&gt;&quot;?&quot;; [.AA92]&lt;&gt;&quot;?&quot;; [.AA91]&lt;&gt;[.AA92]); 1; 0)" office:value-type="float" office:value="0" calcext:value-type="float">
            <text:p>0</text:p>
          </table:table-cell>
          <table:table-cell table:formula="of:=IF(AND([.AB91]&lt;&gt;&quot;?&quot;; [.AB92]&lt;&gt;&quot;?&quot;; [.AB91]&lt;&gt;[.AB92]); 1; 0)" office:value-type="float" office:value="0" calcext:value-type="float">
            <text:p>0</text:p>
          </table:table-cell>
          <table:table-cell table:formula="of:=IF(AND([.AC91]&lt;&gt;&quot;?&quot;; [.AC92]&lt;&gt;&quot;?&quot;; [.AC91]&lt;&gt;[.AC92]); 1; 0)" office:value-type="float" office:value="0" calcext:value-type="float">
            <text:p>0</text:p>
          </table:table-cell>
          <table:table-cell table:formula="of:=IF(AND([.AD91]&lt;&gt;&quot;?&quot;; [.AD92]&lt;&gt;&quot;?&quot;; [.AD91]&lt;&gt;[.AD92]); 1; 0)" office:value-type="float" office:value="1" calcext:value-type="float">
            <text:p>1</text:p>
          </table:table-cell>
          <table:table-cell table:formula="of:=IF(AND([.AE91]&lt;&gt;&quot;?&quot;; [.AE92]&lt;&gt;&quot;?&quot;; [.AE91]&lt;&gt;[.AE92]); 1; 0)" office:value-type="float" office:value="0" calcext:value-type="float">
            <text:p>0</text:p>
          </table:table-cell>
          <table:table-cell table:formula="of:=IF(AND([.AF91]&lt;&gt;&quot;?&quot;; [.AF92]&lt;&gt;&quot;?&quot;; [.AF91]&lt;&gt;[.AF92]); 1; 0)" office:value-type="float" office:value="0" calcext:value-type="float">
            <text:p>0</text:p>
          </table:table-cell>
          <table:table-cell table:formula="of:=IF(AND([.AG91]&lt;&gt;&quot;?&quot;; [.AG92]&lt;&gt;&quot;?&quot;; [.AG91]&lt;&gt;[.AG92]); 1; 0)" office:value-type="float" office:value="1" calcext:value-type="float">
            <text:p>1</text:p>
          </table:table-cell>
          <table:table-cell table:formula="of:=IF(AND([.AH91]&lt;&gt;&quot;?&quot;; [.AH92]&lt;&gt;&quot;?&quot;; [.AH91]&lt;&gt;[.AH92]); 1; 0)" office:value-type="float" office:value="0" calcext:value-type="float">
            <text:p>0</text:p>
          </table:table-cell>
          <table:table-cell table:formula="of:=IF(AND([.AI91]&lt;&gt;&quot;?&quot;; [.AI92]&lt;&gt;&quot;?&quot;; [.AI91]&lt;&gt;[.AI92]); 1; 0)" office:value-type="float" office:value="0" calcext:value-type="float">
            <text:p>0</text:p>
          </table:table-cell>
          <table:table-cell table:formula="of:=IF(AND([.AJ91]&lt;&gt;&quot;?&quot;; [.AJ92]&lt;&gt;&quot;?&quot;; [.AJ91]&lt;&gt;[.AJ92]); 1; 0)" office:value-type="float" office:value="0" calcext:value-type="float">
            <text:p>0</text:p>
          </table:table-cell>
          <table:table-cell table:formula="of:=IF(AND([.AK91]&lt;&gt;&quot;?&quot;; [.AK92]&lt;&gt;&quot;?&quot;; [.AK91]&lt;&gt;[.AK92]); 1; 0)" office:value-type="float" office:value="0" calcext:value-type="float">
            <text:p>0</text:p>
          </table:table-cell>
          <table:table-cell table:formula="of:=IF(AND([.AL91]&lt;&gt;&quot;?&quot;; [.AL92]&lt;&gt;&quot;?&quot;; [.AL91]&lt;&gt;[.AL92]); 1; 0)" office:value-type="float" office:value="0" calcext:value-type="float">
            <text:p>0</text:p>
          </table:table-cell>
          <table:table-cell table:formula="of:=IF(AND([.AM91]&lt;&gt;&quot;?&quot;; [.AM92]&lt;&gt;&quot;?&quot;; [.AM91]&lt;&gt;[.AM92]); 1; 0)" office:value-type="float" office:value="0" calcext:value-type="float">
            <text:p>0</text:p>
          </table:table-cell>
          <table:table-cell table:formula="of:=IF(AND([.AN91]&lt;&gt;&quot;?&quot;; [.AN92]&lt;&gt;&quot;?&quot;; [.AN91]&lt;&gt;[.AN92]); 1; 0)" office:value-type="float" office:value="0" calcext:value-type="float">
            <text:p>0</text:p>
          </table:table-cell>
          <table:table-cell table:formula="of:=IF(AND([.AO91]&lt;&gt;&quot;?&quot;; [.AO92]&lt;&gt;&quot;?&quot;; [.AO91]&lt;&gt;[.AO92]); 1; 0)" office:value-type="float" office:value="0" calcext:value-type="float">
            <text:p>0</text:p>
          </table:table-cell>
          <table:table-cell table:formula="of:=IF(AND([.AP91]&lt;&gt;&quot;?&quot;; [.AP92]&lt;&gt;&quot;?&quot;; [.AP91]&lt;&gt;[.AP92]); 1; 0)" office:value-type="float" office:value="0" calcext:value-type="float">
            <text:p>0</text:p>
          </table:table-cell>
          <table:table-cell table:formula="of:=IF(AND([.AQ91]&lt;&gt;&quot;?&quot;; [.AQ92]&lt;&gt;&quot;?&quot;; [.AQ91]&lt;&gt;[.AQ92]); 1; 0)" office:value-type="float" office:value="0" calcext:value-type="float">
            <text:p>0</text:p>
          </table:table-cell>
          <table:table-cell table:formula="of:=IF(AND([.AR91]&lt;&gt;&quot;?&quot;; [.AR92]&lt;&gt;&quot;?&quot;; [.AR91]&lt;&gt;[.AR92]); 1; 0)" office:value-type="float" office:value="0" calcext:value-type="float">
            <text:p>0</text:p>
          </table:table-cell>
          <table:table-cell table:formula="of:=IF(AND([.AS91]&lt;&gt;&quot;?&quot;; [.AS92]&lt;&gt;&quot;?&quot;; [.AS91]&lt;&gt;[.AS92]); 1; 0)" office:value-type="float" office:value="0" calcext:value-type="float">
            <text:p>0</text:p>
          </table:table-cell>
          <table:table-cell table:formula="of:=IF(AND([.AT91]&lt;&gt;&quot;?&quot;; [.AT92]&lt;&gt;&quot;?&quot;; [.AT91]&lt;&gt;[.AT92]); 1; 0)" office:value-type="float" office:value="0" calcext:value-type="float">
            <text:p>0</text:p>
          </table:table-cell>
          <table:table-cell table:formula="of:=IF(AND([.AU91]&lt;&gt;&quot;?&quot;; [.AU92]&lt;&gt;&quot;?&quot;; [.AU91]&lt;&gt;[.AU92]); 1; 0)" office:value-type="float" office:value="0" calcext:value-type="float">
            <text:p>0</text:p>
          </table:table-cell>
          <table:table-cell table:formula="of:=IF(AND([.AV91]&lt;&gt;&quot;?&quot;; [.AV92]&lt;&gt;&quot;?&quot;; [.AV91]&lt;&gt;[.AV92]); 1; 0)" office:value-type="float" office:value="0" calcext:value-type="float">
            <text:p>0</text:p>
          </table:table-cell>
          <table:table-cell table:formula="of:=IF(AND([.AW91]&lt;&gt;&quot;?&quot;; [.AW92]&lt;&gt;&quot;?&quot;; [.AW91]&lt;&gt;[.AW92]); 1; 0)" office:value-type="float" office:value="0" calcext:value-type="float">
            <text:p>0</text:p>
          </table:table-cell>
          <table:table-cell table:formula="of:=IF(AND([.AX91]&lt;&gt;&quot;?&quot;; [.AX92]&lt;&gt;&quot;?&quot;; [.AX91]&lt;&gt;[.AX92]); 1; 0)" office:value-type="float" office:value="0" calcext:value-type="float">
            <text:p>0</text:p>
          </table:table-cell>
          <table:table-cell table:formula="of:=IF(AND([.AY91]&lt;&gt;&quot;?&quot;; [.AY92]&lt;&gt;&quot;?&quot;; [.AY91]&lt;&gt;[.AY92]); 1; 0)" office:value-type="float" office:value="0" calcext:value-type="float">
            <text:p>0</text:p>
          </table:table-cell>
          <table:table-cell table:formula="of:=IF(AND([.AZ91]&lt;&gt;&quot;?&quot;; [.AZ92]&lt;&gt;&quot;?&quot;; [.AZ91]&lt;&gt;[.AZ92]); 1; 0)" office:value-type="float" office:value="0" calcext:value-type="float">
            <text:p>0</text:p>
          </table:table-cell>
          <table:table-cell table:formula="of:=IF(AND([.BA91]&lt;&gt;&quot;?&quot;; [.BA92]&lt;&gt;&quot;?&quot;; [.BA91]&lt;&gt;[.BA92]); 1; 0)" office:value-type="float" office:value="0" calcext:value-type="float">
            <text:p>0</text:p>
          </table:table-cell>
          <table:table-cell table:formula="of:=IF(AND([.BB91]&lt;&gt;&quot;?&quot;; [.BB92]&lt;&gt;&quot;?&quot;; [.BB91]&lt;&gt;[.BB92]); 1; 0)" office:value-type="float" office:value="0" calcext:value-type="float">
            <text:p>0</text:p>
          </table:table-cell>
          <table:table-cell table:formula="of:=IF(AND([.BC91]&lt;&gt;&quot;?&quot;; [.BC92]&lt;&gt;&quot;?&quot;; [.BC91]&lt;&gt;[.BC92]); 1; 0)" office:value-type="float" office:value="0" calcext:value-type="float">
            <text:p>0</text:p>
          </table:table-cell>
          <table:table-cell table:formula="of:=IF(AND([.BD91]&lt;&gt;&quot;?&quot;; [.BD92]&lt;&gt;&quot;?&quot;; [.BD91]&lt;&gt;[.BD92]); 1; 0)" office:value-type="float" office:value="0" calcext:value-type="float">
            <text:p>0</text:p>
          </table:table-cell>
          <table:table-cell table:formula="of:=IF(AND([.BE91]&lt;&gt;&quot;?&quot;; [.BE92]&lt;&gt;&quot;?&quot;; [.BE91]&lt;&gt;[.BE92]); 1; 0)" office:value-type="float" office:value="0" calcext:value-type="float">
            <text:p>0</text:p>
          </table:table-cell>
          <table:table-cell table:formula="of:=IF(AND([.BF91]&lt;&gt;&quot;?&quot;; [.BF92]&lt;&gt;&quot;?&quot;; [.BF91]&lt;&gt;[.BF92]); 1; 0)" office:value-type="float" office:value="0" calcext:value-type="float">
            <text:p>0</text:p>
          </table:table-cell>
          <table:table-cell table:formula="of:=IF(AND([.BG91]&lt;&gt;&quot;?&quot;; [.BG92]&lt;&gt;&quot;?&quot;; [.BG91]&lt;&gt;[.BG92]); 1; 0)" office:value-type="float" office:value="0" calcext:value-type="float">
            <text:p>0</text:p>
          </table:table-cell>
          <table:table-cell table:formula="of:=IF(AND([.BH91]&lt;&gt;&quot;?&quot;; [.BH92]&lt;&gt;&quot;?&quot;; [.BH91]&lt;&gt;[.BH92]); 1; 0)" office:value-type="float" office:value="0" calcext:value-type="float">
            <text:p>0</text:p>
          </table:table-cell>
          <table:table-cell table:formula="of:=IF(AND([.BI91]&lt;&gt;&quot;?&quot;; [.BI92]&lt;&gt;&quot;?&quot;; [.BI91]&lt;&gt;[.BI92]); 1; 0)" office:value-type="float" office:value="0" calcext:value-type="float">
            <text:p>0</text:p>
          </table:table-cell>
          <table:table-cell table:formula="of:=IF(AND([.BJ91]&lt;&gt;&quot;?&quot;; [.BJ92]&lt;&gt;&quot;?&quot;; [.BJ91]&lt;&gt;[.BJ92]); 1; 0)" office:value-type="float" office:value="0" calcext:value-type="float">
            <text:p>0</text:p>
          </table:table-cell>
          <table:table-cell table:formula="of:=IF(AND([.BK91]&lt;&gt;&quot;?&quot;; [.BK92]&lt;&gt;&quot;?&quot;; [.BK91]&lt;&gt;[.BK92]); 1; 0)" office:value-type="float" office:value="0" calcext:value-type="float">
            <text:p>0</text:p>
          </table:table-cell>
          <table:table-cell table:formula="of:=IF(AND([.BL91]&lt;&gt;&quot;?&quot;; [.BL92]&lt;&gt;&quot;?&quot;; [.BL91]&lt;&gt;[.BL92]); 1; 0)" office:value-type="float" office:value="0" calcext:value-type="float">
            <text:p>0</text:p>
          </table:table-cell>
          <table:table-cell table:formula="of:=IF(AND([.BM91]&lt;&gt;&quot;?&quot;; [.BM92]&lt;&gt;&quot;?&quot;; [.BM91]&lt;&gt;[.BM92]); 1; 0)" office:value-type="float" office:value="1" calcext:value-type="float">
            <text:p>1</text:p>
          </table:table-cell>
          <table:table-cell table:formula="of:=IF(AND([.BN91]&lt;&gt;&quot;?&quot;; [.BN92]&lt;&gt;&quot;?&quot;; [.BN91]&lt;&gt;[.BN92]); 1; 0)" office:value-type="float" office:value="0" calcext:value-type="float">
            <text:p>0</text:p>
          </table:table-cell>
          <table:table-cell table:formula="of:=IF(AND([.BO91]&lt;&gt;&quot;?&quot;; [.BO92]&lt;&gt;&quot;?&quot;; [.BO91]&lt;&gt;[.BO92]); 1; 0)" office:value-type="float" office:value="0" calcext:value-type="float">
            <text:p>0</text:p>
          </table:table-cell>
          <table:table-cell table:formula="of:=IF(AND([.BP91]&lt;&gt;&quot;?&quot;; [.BP92]&lt;&gt;&quot;?&quot;; [.BP91]&lt;&gt;[.BP92]); 1; 0)" office:value-type="float" office:value="0" calcext:value-type="float">
            <text:p>0</text:p>
          </table:table-cell>
          <table:table-cell table:formula="of:=IF(AND([.BQ91]&lt;&gt;&quot;?&quot;; [.BQ92]&lt;&gt;&quot;?&quot;; [.BQ91]&lt;&gt;[.BQ92]); 1; 0)" office:value-type="float" office:value="0" calcext:value-type="float">
            <text:p>0</text:p>
          </table:table-cell>
          <table:table-cell table:formula="of:=IF(AND([.BR91]&lt;&gt;&quot;?&quot;; [.BR92]&lt;&gt;&quot;?&quot;; [.BR91]&lt;&gt;[.BR92]); 1; 0)" office:value-type="float" office:value="0" calcext:value-type="float">
            <text:p>0</text:p>
          </table:table-cell>
          <table:table-cell table:formula="of:=IF(AND([.BS91]&lt;&gt;&quot;?&quot;; [.BS92]&lt;&gt;&quot;?&quot;; [.BS91]&lt;&gt;[.BS92]); 1; 0)" office:value-type="float" office:value="0" calcext:value-type="float">
            <text:p>0</text:p>
          </table:table-cell>
          <table:table-cell table:formula="of:=IF(AND([.BT91]&lt;&gt;&quot;?&quot;; [.BT92]&lt;&gt;&quot;?&quot;; [.BT91]&lt;&gt;[.BT92]); 1; 0)" office:value-type="float" office:value="0" calcext:value-type="float">
            <text:p>0</text:p>
          </table:table-cell>
          <table:table-cell table:formula="of:=IF(AND([.BU91]&lt;&gt;&quot;?&quot;; [.BU92]&lt;&gt;&quot;?&quot;; [.BU91]&lt;&gt;[.BU92]); 1; 0)" office:value-type="float" office:value="0" calcext:value-type="float">
            <text:p>0</text:p>
          </table:table-cell>
          <table:table-cell table:formula="of:=IF(AND([.BV91]&lt;&gt;&quot;?&quot;; [.BV92]&lt;&gt;&quot;?&quot;; [.BV91]&lt;&gt;[.BV92]); 1; 0)" office:value-type="float" office:value="0" calcext:value-type="float">
            <text:p>0</text:p>
          </table:table-cell>
          <table:table-cell table:formula="of:=IF(AND([.BW91]&lt;&gt;&quot;?&quot;; [.BW92]&lt;&gt;&quot;?&quot;; [.BW91]&lt;&gt;[.BW92]); 1; 0)" office:value-type="float" office:value="0" calcext:value-type="float">
            <text:p>0</text:p>
          </table:table-cell>
          <table:table-cell table:formula="of:=IF(AND([.BX91]&lt;&gt;&quot;?&quot;; [.BX92]&lt;&gt;&quot;?&quot;; [.BX91]&lt;&gt;[.BX92]); 1; 0)" office:value-type="float" office:value="1" calcext:value-type="float">
            <text:p>1</text:p>
          </table:table-cell>
          <table:table-cell table:formula="of:=IF(AND([.BY91]&lt;&gt;&quot;?&quot;; [.BY92]&lt;&gt;&quot;?&quot;; [.BY91]&lt;&gt;[.BY92]); 1; 0)" office:value-type="float" office:value="0" calcext:value-type="float">
            <text:p>0</text:p>
          </table:table-cell>
          <table:table-cell table:formula="of:=IF(AND([.BZ91]&lt;&gt;&quot;?&quot;; [.BZ92]&lt;&gt;&quot;?&quot;; [.BZ91]&lt;&gt;[.BZ92]); 1; 0)" office:value-type="float" office:value="0" calcext:value-type="float">
            <text:p>0</text:p>
          </table:table-cell>
          <table:table-cell table:formula="of:=IF(AND([.CA91]&lt;&gt;&quot;?&quot;; [.CA92]&lt;&gt;&quot;?&quot;; [.CA91]&lt;&gt;[.CA92]); 1; 0)" office:value-type="float" office:value="0" calcext:value-type="float">
            <text:p>0</text:p>
          </table:table-cell>
          <table:table-cell table:formula="of:=IF(AND([.CB91]&lt;&gt;&quot;?&quot;; [.CB92]&lt;&gt;&quot;?&quot;; [.CB91]&lt;&gt;[.CB92]); 1; 0)" office:value-type="float" office:value="0" calcext:value-type="float">
            <text:p>0</text:p>
          </table:table-cell>
          <table:table-cell table:formula="of:=IF(AND([.CC91]&lt;&gt;&quot;?&quot;; [.CC92]&lt;&gt;&quot;?&quot;; [.CC91]&lt;&gt;[.CC92]); 1; 0)" office:value-type="float" office:value="1" calcext:value-type="float">
            <text:p>1</text:p>
          </table:table-cell>
          <table:table-cell table:formula="of:=IF(AND([.CD91]&lt;&gt;&quot;?&quot;; [.CD92]&lt;&gt;&quot;?&quot;; [.CD91]&lt;&gt;[.CD92]); 1; 0)" office:value-type="float" office:value="0" calcext:value-type="float">
            <text:p>0</text:p>
          </table:table-cell>
          <table:table-cell table:formula="of:=IF(AND([.CE91]&lt;&gt;&quot;?&quot;; [.CE92]&lt;&gt;&quot;?&quot;; [.CE91]&lt;&gt;[.CE92]); 1; 0)" office:value-type="float" office:value="0" calcext:value-type="float">
            <text:p>0</text:p>
          </table:table-cell>
          <table:table-cell table:formula="of:=IF(AND([.CF91]&lt;&gt;&quot;?&quot;; [.CF92]&lt;&gt;&quot;?&quot;; [.CF91]&lt;&gt;[.CF92]); 1; 0)" office:value-type="float" office:value="0" calcext:value-type="float">
            <text:p>0</text:p>
          </table:table-cell>
          <table:table-cell table:formula="of:=IF(AND([.CG91]&lt;&gt;&quot;?&quot;; [.CG92]&lt;&gt;&quot;?&quot;; [.CG91]&lt;&gt;[.CG92]); 1; 0)" office:value-type="float" office:value="0" calcext:value-type="float">
            <text:p>0</text:p>
          </table:table-cell>
          <table:table-cell table:formula="of:=IF(AND([.CH91]&lt;&gt;&quot;?&quot;; [.CH92]&lt;&gt;&quot;?&quot;; [.CH91]&lt;&gt;[.CH92]); 1; 0)" office:value-type="float" office:value="0" calcext:value-type="float">
            <text:p>0</text:p>
          </table:table-cell>
          <table:table-cell table:formula="of:=IF(AND([.CI91]&lt;&gt;&quot;?&quot;; [.CI92]&lt;&gt;&quot;?&quot;; [.CI91]&lt;&gt;[.CI92]); 1; 0)" office:value-type="float" office:value="0" calcext:value-type="float">
            <text:p>0</text:p>
          </table:table-cell>
          <table:table-cell table:formula="of:=IF(AND([.CJ91]&lt;&gt;&quot;?&quot;; [.CJ92]&lt;&gt;&quot;?&quot;; [.CJ91]&lt;&gt;[.CJ92]); 1; 0)" office:value-type="float" office:value="0" calcext:value-type="float">
            <text:p>0</text:p>
          </table:table-cell>
          <table:table-cell table:formula="of:=IF(AND([.CK91]&lt;&gt;&quot;?&quot;; [.CK92]&lt;&gt;&quot;?&quot;; [.CK91]&lt;&gt;[.CK92]); 1; 0)" office:value-type="float" office:value="0" calcext:value-type="float">
            <text:p>0</text:p>
          </table:table-cell>
          <table:table-cell table:formula="of:=IF(AND([.CL91]&lt;&gt;&quot;?&quot;; [.CL92]&lt;&gt;&quot;?&quot;; [.CL91]&lt;&gt;[.CL92]); 1; 0)" office:value-type="float" office:value="0" calcext:value-type="float">
            <text:p>0</text:p>
          </table:table-cell>
          <table:table-cell table:formula="of:=IF(AND([.CM91]&lt;&gt;&quot;?&quot;; [.CM92]&lt;&gt;&quot;?&quot;; [.CM91]&lt;&gt;[.CM92]); 1; 0)" office:value-type="float" office:value="0" calcext:value-type="float">
            <text:p>0</text:p>
          </table:table-cell>
          <table:table-cell table:formula="of:=IF(AND([.CN91]&lt;&gt;&quot;?&quot;; [.CN92]&lt;&gt;&quot;?&quot;; [.CN91]&lt;&gt;[.CN92]); 1; 0)" office:value-type="float" office:value="0" calcext:value-type="float">
            <text:p>0</text:p>
          </table:table-cell>
          <table:table-cell table:formula="of:=IF(AND([.CO91]&lt;&gt;&quot;?&quot;; [.CO92]&lt;&gt;&quot;?&quot;; [.CO91]&lt;&gt;[.CO92]); 1; 0)" office:value-type="float" office:value="0" calcext:value-type="float">
            <text:p>0</text:p>
          </table:table-cell>
          <table:table-cell table:formula="of:=SUM([.B93:.CO93])" office:value-type="float" office:value="13" calcext:value-type="float">
            <text:p>13</text:p>
          </table:table-cell>
          <table:table-cell table:number-columns-repeated="930"/>
        </table:table-row>
        <table:table-row table:style-name="ro1">
          <table:table-cell table:number-columns-repeated="94"/>
          <table:table-cell office:value-type="string" calcext:value-type="string">
            <text:p>92 chars</text:p>
          </table:table-cell>
          <table:table-cell table:number-columns-repeated="92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Cricocrin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risocrinu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DIFF</text:p>
          </table:table-cell>
          <table:table-cell table:formula="of:=IF(AND([.B100]&lt;&gt;&quot;?&quot;; [.B101]&lt;&gt;&quot;?&quot;; [.B100]&lt;&gt;[.B101]); 1; 0)" office:value-type="float" office:value="1" calcext:value-type="float">
            <text:p>1</text:p>
          </table:table-cell>
          <table:table-cell table:formula="of:=IF(AND([.C100]&lt;&gt;&quot;?&quot;; [.C101]&lt;&gt;&quot;?&quot;; [.C100]&lt;&gt;[.C101]); 1; 0)" office:value-type="float" office:value="1" calcext:value-type="float">
            <text:p>1</text:p>
          </table:table-cell>
          <table:table-cell table:formula="of:=IF(AND([.D100]&lt;&gt;&quot;?&quot;; [.D101]&lt;&gt;&quot;?&quot;; [.D100]&lt;&gt;[.D101]); 1; 0)" office:value-type="float" office:value="1" calcext:value-type="float">
            <text:p>1</text:p>
          </table:table-cell>
          <table:table-cell table:formula="of:=IF(AND([.E100]&lt;&gt;&quot;?&quot;; [.E101]&lt;&gt;&quot;?&quot;; [.E100]&lt;&gt;[.E101]); 1; 0)" office:value-type="float" office:value="1" calcext:value-type="float">
            <text:p>1</text:p>
          </table:table-cell>
          <table:table-cell table:formula="of:=IF(AND([.F100]&lt;&gt;&quot;?&quot;; [.F101]&lt;&gt;&quot;?&quot;; [.F100]&lt;&gt;[.F101]); 1; 0)" office:value-type="float" office:value="0" calcext:value-type="float">
            <text:p>0</text:p>
          </table:table-cell>
          <table:table-cell table:formula="of:=IF(AND([.G100]&lt;&gt;&quot;?&quot;; [.G101]&lt;&gt;&quot;?&quot;; [.G100]&lt;&gt;[.G101]); 1; 0)" office:value-type="float" office:value="0" calcext:value-type="float">
            <text:p>0</text:p>
          </table:table-cell>
          <table:table-cell table:formula="of:=IF(AND([.H100]&lt;&gt;&quot;?&quot;; [.H101]&lt;&gt;&quot;?&quot;; [.H100]&lt;&gt;[.H101]); 1; 0)" office:value-type="float" office:value="0" calcext:value-type="float">
            <text:p>0</text:p>
          </table:table-cell>
          <table:table-cell table:formula="of:=IF(AND([.I100]&lt;&gt;&quot;?&quot;; [.I101]&lt;&gt;&quot;?&quot;; [.I100]&lt;&gt;[.I101]); 1; 0)" office:value-type="float" office:value="0" calcext:value-type="float">
            <text:p>0</text:p>
          </table:table-cell>
          <table:table-cell table:formula="of:=IF(AND([.J100]&lt;&gt;&quot;?&quot;; [.J101]&lt;&gt;&quot;?&quot;; [.J100]&lt;&gt;[.J101]); 1; 0)" office:value-type="float" office:value="1" calcext:value-type="float">
            <text:p>1</text:p>
          </table:table-cell>
          <table:table-cell table:formula="of:=IF(AND([.K100]&lt;&gt;&quot;?&quot;; [.K101]&lt;&gt;&quot;?&quot;; [.K100]&lt;&gt;[.K101]); 1; 0)" office:value-type="float" office:value="0" calcext:value-type="float">
            <text:p>0</text:p>
          </table:table-cell>
          <table:table-cell table:formula="of:=IF(AND([.L100]&lt;&gt;&quot;?&quot;; [.L101]&lt;&gt;&quot;?&quot;; [.L100]&lt;&gt;[.L101]); 1; 0)" office:value-type="float" office:value="0" calcext:value-type="float">
            <text:p>0</text:p>
          </table:table-cell>
          <table:table-cell table:formula="of:=IF(AND([.M100]&lt;&gt;&quot;?&quot;; [.M101]&lt;&gt;&quot;?&quot;; [.M100]&lt;&gt;[.M101]); 1; 0)" office:value-type="float" office:value="0" calcext:value-type="float">
            <text:p>0</text:p>
          </table:table-cell>
          <table:table-cell table:formula="of:=IF(AND([.N100]&lt;&gt;&quot;?&quot;; [.N101]&lt;&gt;&quot;?&quot;; [.N100]&lt;&gt;[.N101]); 1; 0)" office:value-type="float" office:value="1" calcext:value-type="float">
            <text:p>1</text:p>
          </table:table-cell>
          <table:table-cell table:formula="of:=IF(AND([.O100]&lt;&gt;&quot;?&quot;; [.O101]&lt;&gt;&quot;?&quot;; [.O100]&lt;&gt;[.O101]); 1; 0)" office:value-type="float" office:value="1" calcext:value-type="float">
            <text:p>1</text:p>
          </table:table-cell>
          <table:table-cell table:formula="of:=IF(AND([.P100]&lt;&gt;&quot;?&quot;; [.P101]&lt;&gt;&quot;?&quot;; [.P100]&lt;&gt;[.P101]); 1; 0)" office:value-type="float" office:value="0" calcext:value-type="float">
            <text:p>0</text:p>
          </table:table-cell>
          <table:table-cell table:formula="of:=IF(AND([.Q100]&lt;&gt;&quot;?&quot;; [.Q101]&lt;&gt;&quot;?&quot;; [.Q100]&lt;&gt;[.Q101]); 1; 0)" office:value-type="float" office:value="1" calcext:value-type="float">
            <text:p>1</text:p>
          </table:table-cell>
          <table:table-cell table:formula="of:=IF(AND([.R100]&lt;&gt;&quot;?&quot;; [.R101]&lt;&gt;&quot;?&quot;; [.R100]&lt;&gt;[.R101]); 1; 0)" office:value-type="float" office:value="0" calcext:value-type="float">
            <text:p>0</text:p>
          </table:table-cell>
          <table:table-cell table:formula="of:=IF(AND([.S100]&lt;&gt;&quot;?&quot;; [.S101]&lt;&gt;&quot;?&quot;; [.S100]&lt;&gt;[.S101]); 1; 0)" office:value-type="float" office:value="0" calcext:value-type="float">
            <text:p>0</text:p>
          </table:table-cell>
          <table:table-cell table:formula="of:=IF(AND([.T100]&lt;&gt;&quot;?&quot;; [.T101]&lt;&gt;&quot;?&quot;; [.T100]&lt;&gt;[.T101]); 1; 0)" office:value-type="float" office:value="0" calcext:value-type="float">
            <text:p>0</text:p>
          </table:table-cell>
          <table:table-cell table:formula="of:=IF(AND([.U100]&lt;&gt;&quot;?&quot;; [.U101]&lt;&gt;&quot;?&quot;; [.U100]&lt;&gt;[.U101]); 1; 0)" office:value-type="float" office:value="0" calcext:value-type="float">
            <text:p>0</text:p>
          </table:table-cell>
          <table:table-cell table:formula="of:=IF(AND([.V100]&lt;&gt;&quot;?&quot;; [.V101]&lt;&gt;&quot;?&quot;; [.V100]&lt;&gt;[.V101]); 1; 0)" office:value-type="float" office:value="0" calcext:value-type="float">
            <text:p>0</text:p>
          </table:table-cell>
          <table:table-cell table:formula="of:=IF(AND([.W100]&lt;&gt;&quot;?&quot;; [.W101]&lt;&gt;&quot;?&quot;; [.W100]&lt;&gt;[.W101]); 1; 0)" office:value-type="float" office:value="0" calcext:value-type="float">
            <text:p>0</text:p>
          </table:table-cell>
          <table:table-cell table:formula="of:=IF(AND([.X100]&lt;&gt;&quot;?&quot;; [.X101]&lt;&gt;&quot;?&quot;; [.X100]&lt;&gt;[.X101]); 1; 0)" office:value-type="float" office:value="0" calcext:value-type="float">
            <text:p>0</text:p>
          </table:table-cell>
          <table:table-cell table:formula="of:=IF(AND([.Y100]&lt;&gt;&quot;?&quot;; [.Y101]&lt;&gt;&quot;?&quot;; [.Y100]&lt;&gt;[.Y101]); 1; 0)" office:value-type="float" office:value="0" calcext:value-type="float">
            <text:p>0</text:p>
          </table:table-cell>
          <table:table-cell table:formula="of:=IF(AND([.Z100]&lt;&gt;&quot;?&quot;; [.Z101]&lt;&gt;&quot;?&quot;; [.Z100]&lt;&gt;[.Z101]); 1; 0)" office:value-type="float" office:value="0" calcext:value-type="float">
            <text:p>0</text:p>
          </table:table-cell>
          <table:table-cell table:formula="of:=IF(AND([.AA100]&lt;&gt;&quot;?&quot;; [.AA101]&lt;&gt;&quot;?&quot;; [.AA100]&lt;&gt;[.AA101]); 1; 0)" office:value-type="float" office:value="0" calcext:value-type="float">
            <text:p>0</text:p>
          </table:table-cell>
          <table:table-cell table:formula="of:=IF(AND([.AB100]&lt;&gt;&quot;?&quot;; [.AB101]&lt;&gt;&quot;?&quot;; [.AB100]&lt;&gt;[.AB101]); 1; 0)" office:value-type="float" office:value="0" calcext:value-type="float">
            <text:p>0</text:p>
          </table:table-cell>
          <table:table-cell table:formula="of:=IF(AND([.AC100]&lt;&gt;&quot;?&quot;; [.AC101]&lt;&gt;&quot;?&quot;; [.AC100]&lt;&gt;[.AC101]); 1; 0)" office:value-type="float" office:value="0" calcext:value-type="float">
            <text:p>0</text:p>
          </table:table-cell>
          <table:table-cell table:formula="of:=IF(AND([.AD100]&lt;&gt;&quot;?&quot;; [.AD101]&lt;&gt;&quot;?&quot;; [.AD100]&lt;&gt;[.AD101]); 1; 0)" office:value-type="float" office:value="0" calcext:value-type="float">
            <text:p>0</text:p>
          </table:table-cell>
          <table:table-cell table:formula="of:=IF(AND([.AE100]&lt;&gt;&quot;?&quot;; [.AE101]&lt;&gt;&quot;?&quot;; [.AE100]&lt;&gt;[.AE101]); 1; 0)" office:value-type="float" office:value="0" calcext:value-type="float">
            <text:p>0</text:p>
          </table:table-cell>
          <table:table-cell table:formula="of:=IF(AND([.AF100]&lt;&gt;&quot;?&quot;; [.AF101]&lt;&gt;&quot;?&quot;; [.AF100]&lt;&gt;[.AF101]); 1; 0)" office:value-type="float" office:value="0" calcext:value-type="float">
            <text:p>0</text:p>
          </table:table-cell>
          <table:table-cell table:formula="of:=IF(AND([.AG100]&lt;&gt;&quot;?&quot;; [.AG101]&lt;&gt;&quot;?&quot;; [.AG100]&lt;&gt;[.AG101]); 1; 0)" office:value-type="float" office:value="0" calcext:value-type="float">
            <text:p>0</text:p>
          </table:table-cell>
          <table:table-cell table:formula="of:=IF(AND([.AH100]&lt;&gt;&quot;?&quot;; [.AH101]&lt;&gt;&quot;?&quot;; [.AH100]&lt;&gt;[.AH101]); 1; 0)" office:value-type="float" office:value="0" calcext:value-type="float">
            <text:p>0</text:p>
          </table:table-cell>
          <table:table-cell table:formula="of:=IF(AND([.AI100]&lt;&gt;&quot;?&quot;; [.AI101]&lt;&gt;&quot;?&quot;; [.AI100]&lt;&gt;[.AI101]); 1; 0)" office:value-type="float" office:value="0" calcext:value-type="float">
            <text:p>0</text:p>
          </table:table-cell>
          <table:table-cell table:formula="of:=IF(AND([.AJ100]&lt;&gt;&quot;?&quot;; [.AJ101]&lt;&gt;&quot;?&quot;; [.AJ100]&lt;&gt;[.AJ101]); 1; 0)" office:value-type="float" office:value="0" calcext:value-type="float">
            <text:p>0</text:p>
          </table:table-cell>
          <table:table-cell table:formula="of:=IF(AND([.AK100]&lt;&gt;&quot;?&quot;; [.AK101]&lt;&gt;&quot;?&quot;; [.AK100]&lt;&gt;[.AK101]); 1; 0)" office:value-type="float" office:value="0" calcext:value-type="float">
            <text:p>0</text:p>
          </table:table-cell>
          <table:table-cell table:formula="of:=IF(AND([.AL100]&lt;&gt;&quot;?&quot;; [.AL101]&lt;&gt;&quot;?&quot;; [.AL100]&lt;&gt;[.AL101]); 1; 0)" office:value-type="float" office:value="0" calcext:value-type="float">
            <text:p>0</text:p>
          </table:table-cell>
          <table:table-cell table:formula="of:=IF(AND([.AM100]&lt;&gt;&quot;?&quot;; [.AM101]&lt;&gt;&quot;?&quot;; [.AM100]&lt;&gt;[.AM101]); 1; 0)" office:value-type="float" office:value="0" calcext:value-type="float">
            <text:p>0</text:p>
          </table:table-cell>
          <table:table-cell table:formula="of:=IF(AND([.AN100]&lt;&gt;&quot;?&quot;; [.AN101]&lt;&gt;&quot;?&quot;; [.AN100]&lt;&gt;[.AN101]); 1; 0)" office:value-type="float" office:value="0" calcext:value-type="float">
            <text:p>0</text:p>
          </table:table-cell>
          <table:table-cell table:formula="of:=IF(AND([.AO100]&lt;&gt;&quot;?&quot;; [.AO101]&lt;&gt;&quot;?&quot;; [.AO100]&lt;&gt;[.AO101]); 1; 0)" office:value-type="float" office:value="0" calcext:value-type="float">
            <text:p>0</text:p>
          </table:table-cell>
          <table:table-cell table:formula="of:=IF(AND([.AP100]&lt;&gt;&quot;?&quot;; [.AP101]&lt;&gt;&quot;?&quot;; [.AP100]&lt;&gt;[.AP101]); 1; 0)" office:value-type="float" office:value="0" calcext:value-type="float">
            <text:p>0</text:p>
          </table:table-cell>
          <table:table-cell table:formula="of:=IF(AND([.AQ100]&lt;&gt;&quot;?&quot;; [.AQ101]&lt;&gt;&quot;?&quot;; [.AQ100]&lt;&gt;[.AQ101]); 1; 0)" office:value-type="float" office:value="0" calcext:value-type="float">
            <text:p>0</text:p>
          </table:table-cell>
          <table:table-cell table:formula="of:=IF(AND([.AR100]&lt;&gt;&quot;?&quot;; [.AR101]&lt;&gt;&quot;?&quot;; [.AR100]&lt;&gt;[.AR101]); 1; 0)" office:value-type="float" office:value="0" calcext:value-type="float">
            <text:p>0</text:p>
          </table:table-cell>
          <table:table-cell table:formula="of:=IF(AND([.AS100]&lt;&gt;&quot;?&quot;; [.AS101]&lt;&gt;&quot;?&quot;; [.AS100]&lt;&gt;[.AS101]); 1; 0)" office:value-type="float" office:value="0" calcext:value-type="float">
            <text:p>0</text:p>
          </table:table-cell>
          <table:table-cell table:formula="of:=IF(AND([.AT100]&lt;&gt;&quot;?&quot;; [.AT101]&lt;&gt;&quot;?&quot;; [.AT100]&lt;&gt;[.AT101]); 1; 0)" office:value-type="float" office:value="0" calcext:value-type="float">
            <text:p>0</text:p>
          </table:table-cell>
          <table:table-cell table:formula="of:=IF(AND([.AU100]&lt;&gt;&quot;?&quot;; [.AU101]&lt;&gt;&quot;?&quot;; [.AU100]&lt;&gt;[.AU101]); 1; 0)" office:value-type="float" office:value="0" calcext:value-type="float">
            <text:p>0</text:p>
          </table:table-cell>
          <table:table-cell table:formula="of:=IF(AND([.AV100]&lt;&gt;&quot;?&quot;; [.AV101]&lt;&gt;&quot;?&quot;; [.AV100]&lt;&gt;[.AV101]); 1; 0)" office:value-type="float" office:value="0" calcext:value-type="float">
            <text:p>0</text:p>
          </table:table-cell>
          <table:table-cell table:formula="of:=IF(AND([.AW100]&lt;&gt;&quot;?&quot;; [.AW101]&lt;&gt;&quot;?&quot;; [.AW100]&lt;&gt;[.AW101]); 1; 0)" office:value-type="float" office:value="0" calcext:value-type="float">
            <text:p>0</text:p>
          </table:table-cell>
          <table:table-cell table:formula="of:=IF(AND([.AX100]&lt;&gt;&quot;?&quot;; [.AX101]&lt;&gt;&quot;?&quot;; [.AX100]&lt;&gt;[.AX101]); 1; 0)" office:value-type="float" office:value="0" calcext:value-type="float">
            <text:p>0</text:p>
          </table:table-cell>
          <table:table-cell table:formula="of:=IF(AND([.AY100]&lt;&gt;&quot;?&quot;; [.AY101]&lt;&gt;&quot;?&quot;; [.AY100]&lt;&gt;[.AY101]); 1; 0)" office:value-type="float" office:value="0" calcext:value-type="float">
            <text:p>0</text:p>
          </table:table-cell>
          <table:table-cell table:formula="of:=IF(AND([.AZ100]&lt;&gt;&quot;?&quot;; [.AZ101]&lt;&gt;&quot;?&quot;; [.AZ100]&lt;&gt;[.AZ101]); 1; 0)" office:value-type="float" office:value="0" calcext:value-type="float">
            <text:p>0</text:p>
          </table:table-cell>
          <table:table-cell table:formula="of:=IF(AND([.BA100]&lt;&gt;&quot;?&quot;; [.BA101]&lt;&gt;&quot;?&quot;; [.BA100]&lt;&gt;[.BA101]); 1; 0)" office:value-type="float" office:value="0" calcext:value-type="float">
            <text:p>0</text:p>
          </table:table-cell>
          <table:table-cell table:formula="of:=IF(AND([.BB100]&lt;&gt;&quot;?&quot;; [.BB101]&lt;&gt;&quot;?&quot;; [.BB100]&lt;&gt;[.BB101]); 1; 0)" office:value-type="float" office:value="0" calcext:value-type="float">
            <text:p>0</text:p>
          </table:table-cell>
          <table:table-cell table:formula="of:=IF(AND([.BC100]&lt;&gt;&quot;?&quot;; [.BC101]&lt;&gt;&quot;?&quot;; [.BC100]&lt;&gt;[.BC101]); 1; 0)" office:value-type="float" office:value="0" calcext:value-type="float">
            <text:p>0</text:p>
          </table:table-cell>
          <table:table-cell table:formula="of:=IF(AND([.BD100]&lt;&gt;&quot;?&quot;; [.BD101]&lt;&gt;&quot;?&quot;; [.BD100]&lt;&gt;[.BD101]); 1; 0)" office:value-type="float" office:value="0" calcext:value-type="float">
            <text:p>0</text:p>
          </table:table-cell>
          <table:table-cell table:formula="of:=IF(AND([.BE100]&lt;&gt;&quot;?&quot;; [.BE101]&lt;&gt;&quot;?&quot;; [.BE100]&lt;&gt;[.BE101]); 1; 0)" office:value-type="float" office:value="0" calcext:value-type="float">
            <text:p>0</text:p>
          </table:table-cell>
          <table:table-cell table:formula="of:=IF(AND([.BF100]&lt;&gt;&quot;?&quot;; [.BF101]&lt;&gt;&quot;?&quot;; [.BF100]&lt;&gt;[.BF101]); 1; 0)" office:value-type="float" office:value="0" calcext:value-type="float">
            <text:p>0</text:p>
          </table:table-cell>
          <table:table-cell table:formula="of:=IF(AND([.BG100]&lt;&gt;&quot;?&quot;; [.BG101]&lt;&gt;&quot;?&quot;; [.BG100]&lt;&gt;[.BG101]); 1; 0)" office:value-type="float" office:value="0" calcext:value-type="float">
            <text:p>0</text:p>
          </table:table-cell>
          <table:table-cell table:formula="of:=IF(AND([.BH100]&lt;&gt;&quot;?&quot;; [.BH101]&lt;&gt;&quot;?&quot;; [.BH100]&lt;&gt;[.BH101]); 1; 0)" office:value-type="float" office:value="0" calcext:value-type="float">
            <text:p>0</text:p>
          </table:table-cell>
          <table:table-cell table:formula="of:=IF(AND([.BI100]&lt;&gt;&quot;?&quot;; [.BI101]&lt;&gt;&quot;?&quot;; [.BI100]&lt;&gt;[.BI101]); 1; 0)" office:value-type="float" office:value="0" calcext:value-type="float">
            <text:p>0</text:p>
          </table:table-cell>
          <table:table-cell table:formula="of:=IF(AND([.BJ100]&lt;&gt;&quot;?&quot;; [.BJ101]&lt;&gt;&quot;?&quot;; [.BJ100]&lt;&gt;[.BJ101]); 1; 0)" office:value-type="float" office:value="0" calcext:value-type="float">
            <text:p>0</text:p>
          </table:table-cell>
          <table:table-cell table:formula="of:=IF(AND([.BK100]&lt;&gt;&quot;?&quot;; [.BK101]&lt;&gt;&quot;?&quot;; [.BK100]&lt;&gt;[.BK101]); 1; 0)" office:value-type="float" office:value="0" calcext:value-type="float">
            <text:p>0</text:p>
          </table:table-cell>
          <table:table-cell table:formula="of:=IF(AND([.BL100]&lt;&gt;&quot;?&quot;; [.BL101]&lt;&gt;&quot;?&quot;; [.BL100]&lt;&gt;[.BL101]); 1; 0)" office:value-type="float" office:value="0" calcext:value-type="float">
            <text:p>0</text:p>
          </table:table-cell>
          <table:table-cell table:formula="of:=IF(AND([.BM100]&lt;&gt;&quot;?&quot;; [.BM101]&lt;&gt;&quot;?&quot;; [.BM100]&lt;&gt;[.BM101]); 1; 0)" office:value-type="float" office:value="0" calcext:value-type="float">
            <text:p>0</text:p>
          </table:table-cell>
          <table:table-cell table:formula="of:=IF(AND([.BN100]&lt;&gt;&quot;?&quot;; [.BN101]&lt;&gt;&quot;?&quot;; [.BN100]&lt;&gt;[.BN101]); 1; 0)" office:value-type="float" office:value="0" calcext:value-type="float">
            <text:p>0</text:p>
          </table:table-cell>
          <table:table-cell table:formula="of:=IF(AND([.BO100]&lt;&gt;&quot;?&quot;; [.BO101]&lt;&gt;&quot;?&quot;; [.BO100]&lt;&gt;[.BO101]); 1; 0)" office:value-type="float" office:value="0" calcext:value-type="float">
            <text:p>0</text:p>
          </table:table-cell>
          <table:table-cell table:formula="of:=IF(AND([.BP100]&lt;&gt;&quot;?&quot;; [.BP101]&lt;&gt;&quot;?&quot;; [.BP100]&lt;&gt;[.BP101]); 1; 0)" office:value-type="float" office:value="0" calcext:value-type="float">
            <text:p>0</text:p>
          </table:table-cell>
          <table:table-cell table:formula="of:=IF(AND([.BQ100]&lt;&gt;&quot;?&quot;; [.BQ101]&lt;&gt;&quot;?&quot;; [.BQ100]&lt;&gt;[.BQ101]); 1; 0)" office:value-type="float" office:value="0" calcext:value-type="float">
            <text:p>0</text:p>
          </table:table-cell>
          <table:table-cell table:formula="of:=IF(AND([.BR100]&lt;&gt;&quot;?&quot;; [.BR101]&lt;&gt;&quot;?&quot;; [.BR100]&lt;&gt;[.BR101]); 1; 0)" office:value-type="float" office:value="0" calcext:value-type="float">
            <text:p>0</text:p>
          </table:table-cell>
          <table:table-cell table:formula="of:=IF(AND([.BS100]&lt;&gt;&quot;?&quot;; [.BS101]&lt;&gt;&quot;?&quot;; [.BS100]&lt;&gt;[.BS101]); 1; 0)" office:value-type="float" office:value="0" calcext:value-type="float">
            <text:p>0</text:p>
          </table:table-cell>
          <table:table-cell table:formula="of:=IF(AND([.BT100]&lt;&gt;&quot;?&quot;; [.BT101]&lt;&gt;&quot;?&quot;; [.BT100]&lt;&gt;[.BT101]); 1; 0)" office:value-type="float" office:value="0" calcext:value-type="float">
            <text:p>0</text:p>
          </table:table-cell>
          <table:table-cell table:formula="of:=IF(AND([.BU100]&lt;&gt;&quot;?&quot;; [.BU101]&lt;&gt;&quot;?&quot;; [.BU100]&lt;&gt;[.BU101]); 1; 0)" office:value-type="float" office:value="0" calcext:value-type="float">
            <text:p>0</text:p>
          </table:table-cell>
          <table:table-cell table:formula="of:=IF(AND([.BV100]&lt;&gt;&quot;?&quot;; [.BV101]&lt;&gt;&quot;?&quot;; [.BV100]&lt;&gt;[.BV101]); 1; 0)" office:value-type="float" office:value="0" calcext:value-type="float">
            <text:p>0</text:p>
          </table:table-cell>
          <table:table-cell table:formula="of:=IF(AND([.BW100]&lt;&gt;&quot;?&quot;; [.BW101]&lt;&gt;&quot;?&quot;; [.BW100]&lt;&gt;[.BW101]); 1; 0)" office:value-type="float" office:value="0" calcext:value-type="float">
            <text:p>0</text:p>
          </table:table-cell>
          <table:table-cell table:formula="of:=IF(AND([.BX100]&lt;&gt;&quot;?&quot;; [.BX101]&lt;&gt;&quot;?&quot;; [.BX100]&lt;&gt;[.BX101]); 1; 0)" office:value-type="float" office:value="0" calcext:value-type="float">
            <text:p>0</text:p>
          </table:table-cell>
          <table:table-cell table:formula="of:=IF(AND([.BY100]&lt;&gt;&quot;?&quot;; [.BY101]&lt;&gt;&quot;?&quot;; [.BY100]&lt;&gt;[.BY101]); 1; 0)" office:value-type="float" office:value="0" calcext:value-type="float">
            <text:p>0</text:p>
          </table:table-cell>
          <table:table-cell table:formula="of:=IF(AND([.BZ100]&lt;&gt;&quot;?&quot;; [.BZ101]&lt;&gt;&quot;?&quot;; [.BZ100]&lt;&gt;[.BZ101]); 1; 0)" office:value-type="float" office:value="0" calcext:value-type="float">
            <text:p>0</text:p>
          </table:table-cell>
          <table:table-cell table:formula="of:=IF(AND([.CA100]&lt;&gt;&quot;?&quot;; [.CA101]&lt;&gt;&quot;?&quot;; [.CA100]&lt;&gt;[.CA101]); 1; 0)" office:value-type="float" office:value="0" calcext:value-type="float">
            <text:p>0</text:p>
          </table:table-cell>
          <table:table-cell table:formula="of:=IF(AND([.CB100]&lt;&gt;&quot;?&quot;; [.CB101]&lt;&gt;&quot;?&quot;; [.CB100]&lt;&gt;[.CB101]); 1; 0)" office:value-type="float" office:value="0" calcext:value-type="float">
            <text:p>0</text:p>
          </table:table-cell>
          <table:table-cell table:formula="of:=IF(AND([.CC100]&lt;&gt;&quot;?&quot;; [.CC101]&lt;&gt;&quot;?&quot;; [.CC100]&lt;&gt;[.CC101]); 1; 0)" office:value-type="float" office:value="1" calcext:value-type="float">
            <text:p>1</text:p>
          </table:table-cell>
          <table:table-cell table:formula="of:=IF(AND([.CD100]&lt;&gt;&quot;?&quot;; [.CD101]&lt;&gt;&quot;?&quot;; [.CD100]&lt;&gt;[.CD101]); 1; 0)" office:value-type="float" office:value="0" calcext:value-type="float">
            <text:p>0</text:p>
          </table:table-cell>
          <table:table-cell table:formula="of:=IF(AND([.CE100]&lt;&gt;&quot;?&quot;; [.CE101]&lt;&gt;&quot;?&quot;; [.CE100]&lt;&gt;[.CE101]); 1; 0)" office:value-type="float" office:value="1" calcext:value-type="float">
            <text:p>1</text:p>
          </table:table-cell>
          <table:table-cell table:formula="of:=IF(AND([.CF100]&lt;&gt;&quot;?&quot;; [.CF101]&lt;&gt;&quot;?&quot;; [.CF100]&lt;&gt;[.CF101]); 1; 0)" office:value-type="float" office:value="0" calcext:value-type="float">
            <text:p>0</text:p>
          </table:table-cell>
          <table:table-cell table:formula="of:=IF(AND([.CG100]&lt;&gt;&quot;?&quot;; [.CG101]&lt;&gt;&quot;?&quot;; [.CG100]&lt;&gt;[.CG101]); 1; 0)" office:value-type="float" office:value="0" calcext:value-type="float">
            <text:p>0</text:p>
          </table:table-cell>
          <table:table-cell table:formula="of:=IF(AND([.CH100]&lt;&gt;&quot;?&quot;; [.CH101]&lt;&gt;&quot;?&quot;; [.CH100]&lt;&gt;[.CH101]); 1; 0)" office:value-type="float" office:value="0" calcext:value-type="float">
            <text:p>0</text:p>
          </table:table-cell>
          <table:table-cell table:formula="of:=IF(AND([.CI100]&lt;&gt;&quot;?&quot;; [.CI101]&lt;&gt;&quot;?&quot;; [.CI100]&lt;&gt;[.CI101]); 1; 0)" office:value-type="float" office:value="0" calcext:value-type="float">
            <text:p>0</text:p>
          </table:table-cell>
          <table:table-cell table:formula="of:=IF(AND([.CJ100]&lt;&gt;&quot;?&quot;; [.CJ101]&lt;&gt;&quot;?&quot;; [.CJ100]&lt;&gt;[.CJ101]); 1; 0)" office:value-type="float" office:value="0" calcext:value-type="float">
            <text:p>0</text:p>
          </table:table-cell>
          <table:table-cell table:formula="of:=IF(AND([.CK100]&lt;&gt;&quot;?&quot;; [.CK101]&lt;&gt;&quot;?&quot;; [.CK100]&lt;&gt;[.CK101]); 1; 0)" office:value-type="float" office:value="0" calcext:value-type="float">
            <text:p>0</text:p>
          </table:table-cell>
          <table:table-cell table:formula="of:=IF(AND([.CL100]&lt;&gt;&quot;?&quot;; [.CL101]&lt;&gt;&quot;?&quot;; [.CL100]&lt;&gt;[.CL101]); 1; 0)" office:value-type="float" office:value="0" calcext:value-type="float">
            <text:p>0</text:p>
          </table:table-cell>
          <table:table-cell table:formula="of:=IF(AND([.CM100]&lt;&gt;&quot;?&quot;; [.CM101]&lt;&gt;&quot;?&quot;; [.CM100]&lt;&gt;[.CM101]); 1; 0)" office:value-type="float" office:value="0" calcext:value-type="float">
            <text:p>0</text:p>
          </table:table-cell>
          <table:table-cell table:formula="of:=IF(AND([.CN100]&lt;&gt;&quot;?&quot;; [.CN101]&lt;&gt;&quot;?&quot;; [.CN100]&lt;&gt;[.CN101]); 1; 0)" office:value-type="float" office:value="0" calcext:value-type="float">
            <text:p>0</text:p>
          </table:table-cell>
          <table:table-cell table:formula="of:=IF(AND([.CO100]&lt;&gt;&quot;?&quot;; [.CO101]&lt;&gt;&quot;?&quot;; [.CO100]&lt;&gt;[.CO101]); 1; 0)" office:value-type="float" office:value="0" calcext:value-type="float">
            <text:p>0</text:p>
          </table:table-cell>
          <table:table-cell table:formula="of:=SUM([.B102:.CO102])" office:value-type="float" office:value="10" calcext:value-type="float">
            <text:p>10</text:p>
          </table:table-cell>
          <table:table-cell table:number-columns-repeated="93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exacrin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Exocrin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DIFF</text:p>
          </table:table-cell>
          <table:table-cell table:formula="of:=IF(AND([.B108]&lt;&gt;&quot;?&quot;; [.B109]&lt;&gt;&quot;?&quot;; [.B108]&lt;&gt;[.B109]); 1; 0)" office:value-type="float" office:value="1" calcext:value-type="float">
            <text:p>1</text:p>
          </table:table-cell>
          <table:table-cell table:formula="of:=IF(AND([.C108]&lt;&gt;&quot;?&quot;; [.C109]&lt;&gt;&quot;?&quot;; [.C108]&lt;&gt;[.C109]); 1; 0)" office:value-type="float" office:value="0" calcext:value-type="float">
            <text:p>0</text:p>
          </table:table-cell>
          <table:table-cell table:formula="of:=IF(AND([.D108]&lt;&gt;&quot;?&quot;; [.D109]&lt;&gt;&quot;?&quot;; [.D108]&lt;&gt;[.D109]); 1; 0)" office:value-type="float" office:value="0" calcext:value-type="float">
            <text:p>0</text:p>
          </table:table-cell>
          <table:table-cell table:formula="of:=IF(AND([.E108]&lt;&gt;&quot;?&quot;; [.E109]&lt;&gt;&quot;?&quot;; [.E108]&lt;&gt;[.E109]); 1; 0)" office:value-type="float" office:value="0" calcext:value-type="float">
            <text:p>0</text:p>
          </table:table-cell>
          <table:table-cell table:formula="of:=IF(AND([.F108]&lt;&gt;&quot;?&quot;; [.F109]&lt;&gt;&quot;?&quot;; [.F108]&lt;&gt;[.F109]); 1; 0)" office:value-type="float" office:value="0" calcext:value-type="float">
            <text:p>0</text:p>
          </table:table-cell>
          <table:table-cell table:formula="of:=IF(AND([.G108]&lt;&gt;&quot;?&quot;; [.G109]&lt;&gt;&quot;?&quot;; [.G108]&lt;&gt;[.G109]); 1; 0)" office:value-type="float" office:value="0" calcext:value-type="float">
            <text:p>0</text:p>
          </table:table-cell>
          <table:table-cell table:formula="of:=IF(AND([.H108]&lt;&gt;&quot;?&quot;; [.H109]&lt;&gt;&quot;?&quot;; [.H108]&lt;&gt;[.H109]); 1; 0)" office:value-type="float" office:value="1" calcext:value-type="float">
            <text:p>1</text:p>
          </table:table-cell>
          <table:table-cell table:formula="of:=IF(AND([.I108]&lt;&gt;&quot;?&quot;; [.I109]&lt;&gt;&quot;?&quot;; [.I108]&lt;&gt;[.I109]); 1; 0)" office:value-type="float" office:value="0" calcext:value-type="float">
            <text:p>0</text:p>
          </table:table-cell>
          <table:table-cell table:formula="of:=IF(AND([.J108]&lt;&gt;&quot;?&quot;; [.J109]&lt;&gt;&quot;?&quot;; [.J108]&lt;&gt;[.J109]); 1; 0)" office:value-type="float" office:value="0" calcext:value-type="float">
            <text:p>0</text:p>
          </table:table-cell>
          <table:table-cell table:formula="of:=IF(AND([.K108]&lt;&gt;&quot;?&quot;; [.K109]&lt;&gt;&quot;?&quot;; [.K108]&lt;&gt;[.K109]); 1; 0)" office:value-type="float" office:value="0" calcext:value-type="float">
            <text:p>0</text:p>
          </table:table-cell>
          <table:table-cell table:formula="of:=IF(AND([.L108]&lt;&gt;&quot;?&quot;; [.L109]&lt;&gt;&quot;?&quot;; [.L108]&lt;&gt;[.L109]); 1; 0)" office:value-type="float" office:value="0" calcext:value-type="float">
            <text:p>0</text:p>
          </table:table-cell>
          <table:table-cell table:formula="of:=IF(AND([.M108]&lt;&gt;&quot;?&quot;; [.M109]&lt;&gt;&quot;?&quot;; [.M108]&lt;&gt;[.M109]); 1; 0)" office:value-type="float" office:value="0" calcext:value-type="float">
            <text:p>0</text:p>
          </table:table-cell>
          <table:table-cell table:formula="of:=IF(AND([.N108]&lt;&gt;&quot;?&quot;; [.N109]&lt;&gt;&quot;?&quot;; [.N108]&lt;&gt;[.N109]); 1; 0)" office:value-type="float" office:value="1" calcext:value-type="float">
            <text:p>1</text:p>
          </table:table-cell>
          <table:table-cell table:formula="of:=IF(AND([.O108]&lt;&gt;&quot;?&quot;; [.O109]&lt;&gt;&quot;?&quot;; [.O108]&lt;&gt;[.O109]); 1; 0)" office:value-type="float" office:value="0" calcext:value-type="float">
            <text:p>0</text:p>
          </table:table-cell>
          <table:table-cell table:formula="of:=IF(AND([.P108]&lt;&gt;&quot;?&quot;; [.P109]&lt;&gt;&quot;?&quot;; [.P108]&lt;&gt;[.P109]); 1; 0)" office:value-type="float" office:value="0" calcext:value-type="float">
            <text:p>0</text:p>
          </table:table-cell>
          <table:table-cell table:formula="of:=IF(AND([.Q108]&lt;&gt;&quot;?&quot;; [.Q109]&lt;&gt;&quot;?&quot;; [.Q108]&lt;&gt;[.Q109]); 1; 0)" office:value-type="float" office:value="1" calcext:value-type="float">
            <text:p>1</text:p>
          </table:table-cell>
          <table:table-cell table:formula="of:=IF(AND([.R108]&lt;&gt;&quot;?&quot;; [.R109]&lt;&gt;&quot;?&quot;; [.R108]&lt;&gt;[.R109]); 1; 0)" office:value-type="float" office:value="0" calcext:value-type="float">
            <text:p>0</text:p>
          </table:table-cell>
          <table:table-cell table:formula="of:=IF(AND([.S108]&lt;&gt;&quot;?&quot;; [.S109]&lt;&gt;&quot;?&quot;; [.S108]&lt;&gt;[.S109]); 1; 0)" office:value-type="float" office:value="0" calcext:value-type="float">
            <text:p>0</text:p>
          </table:table-cell>
          <table:table-cell table:formula="of:=IF(AND([.T108]&lt;&gt;&quot;?&quot;; [.T109]&lt;&gt;&quot;?&quot;; [.T108]&lt;&gt;[.T109]); 1; 0)" office:value-type="float" office:value="0" calcext:value-type="float">
            <text:p>0</text:p>
          </table:table-cell>
          <table:table-cell table:formula="of:=IF(AND([.U108]&lt;&gt;&quot;?&quot;; [.U109]&lt;&gt;&quot;?&quot;; [.U108]&lt;&gt;[.U109]); 1; 0)" office:value-type="float" office:value="1" calcext:value-type="float">
            <text:p>1</text:p>
          </table:table-cell>
          <table:table-cell table:formula="of:=IF(AND([.V108]&lt;&gt;&quot;?&quot;; [.V109]&lt;&gt;&quot;?&quot;; [.V108]&lt;&gt;[.V109]); 1; 0)" office:value-type="float" office:value="0" calcext:value-type="float">
            <text:p>0</text:p>
          </table:table-cell>
          <table:table-cell table:formula="of:=IF(AND([.W108]&lt;&gt;&quot;?&quot;; [.W109]&lt;&gt;&quot;?&quot;; [.W108]&lt;&gt;[.W109]); 1; 0)" office:value-type="float" office:value="0" calcext:value-type="float">
            <text:p>0</text:p>
          </table:table-cell>
          <table:table-cell table:formula="of:=IF(AND([.X108]&lt;&gt;&quot;?&quot;; [.X109]&lt;&gt;&quot;?&quot;; [.X108]&lt;&gt;[.X109]); 1; 0)" office:value-type="float" office:value="0" calcext:value-type="float">
            <text:p>0</text:p>
          </table:table-cell>
          <table:table-cell table:formula="of:=IF(AND([.Y108]&lt;&gt;&quot;?&quot;; [.Y109]&lt;&gt;&quot;?&quot;; [.Y108]&lt;&gt;[.Y109]); 1; 0)" office:value-type="float" office:value="0" calcext:value-type="float">
            <text:p>0</text:p>
          </table:table-cell>
          <table:table-cell table:formula="of:=IF(AND([.Z108]&lt;&gt;&quot;?&quot;; [.Z109]&lt;&gt;&quot;?&quot;; [.Z108]&lt;&gt;[.Z109]); 1; 0)" office:value-type="float" office:value="0" calcext:value-type="float">
            <text:p>0</text:p>
          </table:table-cell>
          <table:table-cell table:formula="of:=IF(AND([.AA108]&lt;&gt;&quot;?&quot;; [.AA109]&lt;&gt;&quot;?&quot;; [.AA108]&lt;&gt;[.AA109]); 1; 0)" office:value-type="float" office:value="0" calcext:value-type="float">
            <text:p>0</text:p>
          </table:table-cell>
          <table:table-cell table:formula="of:=IF(AND([.AB108]&lt;&gt;&quot;?&quot;; [.AB109]&lt;&gt;&quot;?&quot;; [.AB108]&lt;&gt;[.AB109]); 1; 0)" office:value-type="float" office:value="0" calcext:value-type="float">
            <text:p>0</text:p>
          </table:table-cell>
          <table:table-cell table:formula="of:=IF(AND([.AC108]&lt;&gt;&quot;?&quot;; [.AC109]&lt;&gt;&quot;?&quot;; [.AC108]&lt;&gt;[.AC109]); 1; 0)" office:value-type="float" office:value="0" calcext:value-type="float">
            <text:p>0</text:p>
          </table:table-cell>
          <table:table-cell table:formula="of:=IF(AND([.AD108]&lt;&gt;&quot;?&quot;; [.AD109]&lt;&gt;&quot;?&quot;; [.AD108]&lt;&gt;[.AD109]); 1; 0)" office:value-type="float" office:value="0" calcext:value-type="float">
            <text:p>0</text:p>
          </table:table-cell>
          <table:table-cell table:formula="of:=IF(AND([.AE108]&lt;&gt;&quot;?&quot;; [.AE109]&lt;&gt;&quot;?&quot;; [.AE108]&lt;&gt;[.AE109]); 1; 0)" office:value-type="float" office:value="0" calcext:value-type="float">
            <text:p>0</text:p>
          </table:table-cell>
          <table:table-cell table:formula="of:=IF(AND([.AF108]&lt;&gt;&quot;?&quot;; [.AF109]&lt;&gt;&quot;?&quot;; [.AF108]&lt;&gt;[.AF109]); 1; 0)" office:value-type="float" office:value="0" calcext:value-type="float">
            <text:p>0</text:p>
          </table:table-cell>
          <table:table-cell table:formula="of:=IF(AND([.AG108]&lt;&gt;&quot;?&quot;; [.AG109]&lt;&gt;&quot;?&quot;; [.AG108]&lt;&gt;[.AG109]); 1; 0)" office:value-type="float" office:value="0" calcext:value-type="float">
            <text:p>0</text:p>
          </table:table-cell>
          <table:table-cell table:formula="of:=IF(AND([.AH108]&lt;&gt;&quot;?&quot;; [.AH109]&lt;&gt;&quot;?&quot;; [.AH108]&lt;&gt;[.AH109]); 1; 0)" office:value-type="float" office:value="0" calcext:value-type="float">
            <text:p>0</text:p>
          </table:table-cell>
          <table:table-cell table:formula="of:=IF(AND([.AI108]&lt;&gt;&quot;?&quot;; [.AI109]&lt;&gt;&quot;?&quot;; [.AI108]&lt;&gt;[.AI109]); 1; 0)" office:value-type="float" office:value="0" calcext:value-type="float">
            <text:p>0</text:p>
          </table:table-cell>
          <table:table-cell table:formula="of:=IF(AND([.AJ108]&lt;&gt;&quot;?&quot;; [.AJ109]&lt;&gt;&quot;?&quot;; [.AJ108]&lt;&gt;[.AJ109]); 1; 0)" office:value-type="float" office:value="0" calcext:value-type="float">
            <text:p>0</text:p>
          </table:table-cell>
          <table:table-cell table:formula="of:=IF(AND([.AK108]&lt;&gt;&quot;?&quot;; [.AK109]&lt;&gt;&quot;?&quot;; [.AK108]&lt;&gt;[.AK109]); 1; 0)" office:value-type="float" office:value="0" calcext:value-type="float">
            <text:p>0</text:p>
          </table:table-cell>
          <table:table-cell table:formula="of:=IF(AND([.AL108]&lt;&gt;&quot;?&quot;; [.AL109]&lt;&gt;&quot;?&quot;; [.AL108]&lt;&gt;[.AL109]); 1; 0)" office:value-type="float" office:value="1" calcext:value-type="float">
            <text:p>1</text:p>
          </table:table-cell>
          <table:table-cell table:formula="of:=IF(AND([.AM108]&lt;&gt;&quot;?&quot;; [.AM109]&lt;&gt;&quot;?&quot;; [.AM108]&lt;&gt;[.AM109]); 1; 0)" office:value-type="float" office:value="0" calcext:value-type="float">
            <text:p>0</text:p>
          </table:table-cell>
          <table:table-cell table:formula="of:=IF(AND([.AN108]&lt;&gt;&quot;?&quot;; [.AN109]&lt;&gt;&quot;?&quot;; [.AN108]&lt;&gt;[.AN109]); 1; 0)" office:value-type="float" office:value="0" calcext:value-type="float">
            <text:p>0</text:p>
          </table:table-cell>
          <table:table-cell table:formula="of:=IF(AND([.AO108]&lt;&gt;&quot;?&quot;; [.AO109]&lt;&gt;&quot;?&quot;; [.AO108]&lt;&gt;[.AO109]); 1; 0)" office:value-type="float" office:value="0" calcext:value-type="float">
            <text:p>0</text:p>
          </table:table-cell>
          <table:table-cell table:formula="of:=IF(AND([.AP108]&lt;&gt;&quot;?&quot;; [.AP109]&lt;&gt;&quot;?&quot;; [.AP108]&lt;&gt;[.AP109]); 1; 0)" office:value-type="float" office:value="0" calcext:value-type="float">
            <text:p>0</text:p>
          </table:table-cell>
          <table:table-cell table:formula="of:=IF(AND([.AQ108]&lt;&gt;&quot;?&quot;; [.AQ109]&lt;&gt;&quot;?&quot;; [.AQ108]&lt;&gt;[.AQ109]); 1; 0)" office:value-type="float" office:value="1" calcext:value-type="float">
            <text:p>1</text:p>
          </table:table-cell>
          <table:table-cell table:formula="of:=IF(AND([.AR108]&lt;&gt;&quot;?&quot;; [.AR109]&lt;&gt;&quot;?&quot;; [.AR108]&lt;&gt;[.AR109]); 1; 0)" office:value-type="float" office:value="0" calcext:value-type="float">
            <text:p>0</text:p>
          </table:table-cell>
          <table:table-cell table:formula="of:=IF(AND([.AS108]&lt;&gt;&quot;?&quot;; [.AS109]&lt;&gt;&quot;?&quot;; [.AS108]&lt;&gt;[.AS109]); 1; 0)" office:value-type="float" office:value="0" calcext:value-type="float">
            <text:p>0</text:p>
          </table:table-cell>
          <table:table-cell table:formula="of:=IF(AND([.AT108]&lt;&gt;&quot;?&quot;; [.AT109]&lt;&gt;&quot;?&quot;; [.AT108]&lt;&gt;[.AT109]); 1; 0)" office:value-type="float" office:value="0" calcext:value-type="float">
            <text:p>0</text:p>
          </table:table-cell>
          <table:table-cell table:formula="of:=IF(AND([.AU108]&lt;&gt;&quot;?&quot;; [.AU109]&lt;&gt;&quot;?&quot;; [.AU108]&lt;&gt;[.AU109]); 1; 0)" office:value-type="float" office:value="0" calcext:value-type="float">
            <text:p>0</text:p>
          </table:table-cell>
          <table:table-cell table:formula="of:=IF(AND([.AV108]&lt;&gt;&quot;?&quot;; [.AV109]&lt;&gt;&quot;?&quot;; [.AV108]&lt;&gt;[.AV109]); 1; 0)" office:value-type="float" office:value="1" calcext:value-type="float">
            <text:p>1</text:p>
          </table:table-cell>
          <table:table-cell table:formula="of:=IF(AND([.AW108]&lt;&gt;&quot;?&quot;; [.AW109]&lt;&gt;&quot;?&quot;; [.AW108]&lt;&gt;[.AW109]); 1; 0)" office:value-type="float" office:value="0" calcext:value-type="float">
            <text:p>0</text:p>
          </table:table-cell>
          <table:table-cell table:formula="of:=IF(AND([.AX108]&lt;&gt;&quot;?&quot;; [.AX109]&lt;&gt;&quot;?&quot;; [.AX108]&lt;&gt;[.AX109]); 1; 0)" office:value-type="float" office:value="0" calcext:value-type="float">
            <text:p>0</text:p>
          </table:table-cell>
          <table:table-cell table:formula="of:=IF(AND([.AY108]&lt;&gt;&quot;?&quot;; [.AY109]&lt;&gt;&quot;?&quot;; [.AY108]&lt;&gt;[.AY109]); 1; 0)" office:value-type="float" office:value="0" calcext:value-type="float">
            <text:p>0</text:p>
          </table:table-cell>
          <table:table-cell table:formula="of:=IF(AND([.AZ108]&lt;&gt;&quot;?&quot;; [.AZ109]&lt;&gt;&quot;?&quot;; [.AZ108]&lt;&gt;[.AZ109]); 1; 0)" office:value-type="float" office:value="0" calcext:value-type="float">
            <text:p>0</text:p>
          </table:table-cell>
          <table:table-cell table:formula="of:=IF(AND([.BA108]&lt;&gt;&quot;?&quot;; [.BA109]&lt;&gt;&quot;?&quot;; [.BA108]&lt;&gt;[.BA109]); 1; 0)" office:value-type="float" office:value="0" calcext:value-type="float">
            <text:p>0</text:p>
          </table:table-cell>
          <table:table-cell table:formula="of:=IF(AND([.BB108]&lt;&gt;&quot;?&quot;; [.BB109]&lt;&gt;&quot;?&quot;; [.BB108]&lt;&gt;[.BB109]); 1; 0)" office:value-type="float" office:value="0" calcext:value-type="float">
            <text:p>0</text:p>
          </table:table-cell>
          <table:table-cell table:formula="of:=IF(AND([.BC108]&lt;&gt;&quot;?&quot;; [.BC109]&lt;&gt;&quot;?&quot;; [.BC108]&lt;&gt;[.BC109]); 1; 0)" office:value-type="float" office:value="0" calcext:value-type="float">
            <text:p>0</text:p>
          </table:table-cell>
          <table:table-cell table:formula="of:=IF(AND([.BD108]&lt;&gt;&quot;?&quot;; [.BD109]&lt;&gt;&quot;?&quot;; [.BD108]&lt;&gt;[.BD109]); 1; 0)" office:value-type="float" office:value="0" calcext:value-type="float">
            <text:p>0</text:p>
          </table:table-cell>
          <table:table-cell table:formula="of:=IF(AND([.BE108]&lt;&gt;&quot;?&quot;; [.BE109]&lt;&gt;&quot;?&quot;; [.BE108]&lt;&gt;[.BE109]); 1; 0)" office:value-type="float" office:value="0" calcext:value-type="float">
            <text:p>0</text:p>
          </table:table-cell>
          <table:table-cell table:formula="of:=IF(AND([.BF108]&lt;&gt;&quot;?&quot;; [.BF109]&lt;&gt;&quot;?&quot;; [.BF108]&lt;&gt;[.BF109]); 1; 0)" office:value-type="float" office:value="1" calcext:value-type="float">
            <text:p>1</text:p>
          </table:table-cell>
          <table:table-cell table:formula="of:=IF(AND([.BG108]&lt;&gt;&quot;?&quot;; [.BG109]&lt;&gt;&quot;?&quot;; [.BG108]&lt;&gt;[.BG109]); 1; 0)" office:value-type="float" office:value="0" calcext:value-type="float">
            <text:p>0</text:p>
          </table:table-cell>
          <table:table-cell table:formula="of:=IF(AND([.BH108]&lt;&gt;&quot;?&quot;; [.BH109]&lt;&gt;&quot;?&quot;; [.BH108]&lt;&gt;[.BH109]); 1; 0)" office:value-type="float" office:value="0" calcext:value-type="float">
            <text:p>0</text:p>
          </table:table-cell>
          <table:table-cell table:formula="of:=IF(AND([.BI108]&lt;&gt;&quot;?&quot;; [.BI109]&lt;&gt;&quot;?&quot;; [.BI108]&lt;&gt;[.BI109]); 1; 0)" office:value-type="float" office:value="0" calcext:value-type="float">
            <text:p>0</text:p>
          </table:table-cell>
          <table:table-cell table:formula="of:=IF(AND([.BJ108]&lt;&gt;&quot;?&quot;; [.BJ109]&lt;&gt;&quot;?&quot;; [.BJ108]&lt;&gt;[.BJ109]); 1; 0)" office:value-type="float" office:value="0" calcext:value-type="float">
            <text:p>0</text:p>
          </table:table-cell>
          <table:table-cell table:formula="of:=IF(AND([.BK108]&lt;&gt;&quot;?&quot;; [.BK109]&lt;&gt;&quot;?&quot;; [.BK108]&lt;&gt;[.BK109]); 1; 0)" office:value-type="float" office:value="0" calcext:value-type="float">
            <text:p>0</text:p>
          </table:table-cell>
          <table:table-cell table:formula="of:=IF(AND([.BL108]&lt;&gt;&quot;?&quot;; [.BL109]&lt;&gt;&quot;?&quot;; [.BL108]&lt;&gt;[.BL109]); 1; 0)" office:value-type="float" office:value="0" calcext:value-type="float">
            <text:p>0</text:p>
          </table:table-cell>
          <table:table-cell table:formula="of:=IF(AND([.BM108]&lt;&gt;&quot;?&quot;; [.BM109]&lt;&gt;&quot;?&quot;; [.BM108]&lt;&gt;[.BM109]); 1; 0)" office:value-type="float" office:value="0" calcext:value-type="float">
            <text:p>0</text:p>
          </table:table-cell>
          <table:table-cell table:formula="of:=IF(AND([.BN108]&lt;&gt;&quot;?&quot;; [.BN109]&lt;&gt;&quot;?&quot;; [.BN108]&lt;&gt;[.BN109]); 1; 0)" office:value-type="float" office:value="0" calcext:value-type="float">
            <text:p>0</text:p>
          </table:table-cell>
          <table:table-cell table:formula="of:=IF(AND([.BO108]&lt;&gt;&quot;?&quot;; [.BO109]&lt;&gt;&quot;?&quot;; [.BO108]&lt;&gt;[.BO109]); 1; 0)" office:value-type="float" office:value="0" calcext:value-type="float">
            <text:p>0</text:p>
          </table:table-cell>
          <table:table-cell table:formula="of:=IF(AND([.BP108]&lt;&gt;&quot;?&quot;; [.BP109]&lt;&gt;&quot;?&quot;; [.BP108]&lt;&gt;[.BP109]); 1; 0)" office:value-type="float" office:value="0" calcext:value-type="float">
            <text:p>0</text:p>
          </table:table-cell>
          <table:table-cell table:formula="of:=IF(AND([.BQ108]&lt;&gt;&quot;?&quot;; [.BQ109]&lt;&gt;&quot;?&quot;; [.BQ108]&lt;&gt;[.BQ109]); 1; 0)" office:value-type="float" office:value="0" calcext:value-type="float">
            <text:p>0</text:p>
          </table:table-cell>
          <table:table-cell table:formula="of:=IF(AND([.BR108]&lt;&gt;&quot;?&quot;; [.BR109]&lt;&gt;&quot;?&quot;; [.BR108]&lt;&gt;[.BR109]); 1; 0)" office:value-type="float" office:value="0" calcext:value-type="float">
            <text:p>0</text:p>
          </table:table-cell>
          <table:table-cell table:formula="of:=IF(AND([.BS108]&lt;&gt;&quot;?&quot;; [.BS109]&lt;&gt;&quot;?&quot;; [.BS108]&lt;&gt;[.BS109]); 1; 0)" office:value-type="float" office:value="0" calcext:value-type="float">
            <text:p>0</text:p>
          </table:table-cell>
          <table:table-cell table:formula="of:=IF(AND([.BT108]&lt;&gt;&quot;?&quot;; [.BT109]&lt;&gt;&quot;?&quot;; [.BT108]&lt;&gt;[.BT109]); 1; 0)" office:value-type="float" office:value="0" calcext:value-type="float">
            <text:p>0</text:p>
          </table:table-cell>
          <table:table-cell table:formula="of:=IF(AND([.BU108]&lt;&gt;&quot;?&quot;; [.BU109]&lt;&gt;&quot;?&quot;; [.BU108]&lt;&gt;[.BU109]); 1; 0)" office:value-type="float" office:value="0" calcext:value-type="float">
            <text:p>0</text:p>
          </table:table-cell>
          <table:table-cell table:formula="of:=IF(AND([.BV108]&lt;&gt;&quot;?&quot;; [.BV109]&lt;&gt;&quot;?&quot;; [.BV108]&lt;&gt;[.BV109]); 1; 0)" office:value-type="float" office:value="1" calcext:value-type="float">
            <text:p>1</text:p>
          </table:table-cell>
          <table:table-cell table:formula="of:=IF(AND([.BW108]&lt;&gt;&quot;?&quot;; [.BW109]&lt;&gt;&quot;?&quot;; [.BW108]&lt;&gt;[.BW109]); 1; 0)" office:value-type="float" office:value="0" calcext:value-type="float">
            <text:p>0</text:p>
          </table:table-cell>
          <table:table-cell table:formula="of:=IF(AND([.BX108]&lt;&gt;&quot;?&quot;; [.BX109]&lt;&gt;&quot;?&quot;; [.BX108]&lt;&gt;[.BX109]); 1; 0)" office:value-type="float" office:value="1" calcext:value-type="float">
            <text:p>1</text:p>
          </table:table-cell>
          <table:table-cell table:formula="of:=IF(AND([.BY108]&lt;&gt;&quot;?&quot;; [.BY109]&lt;&gt;&quot;?&quot;; [.BY108]&lt;&gt;[.BY109]); 1; 0)" office:value-type="float" office:value="0" calcext:value-type="float">
            <text:p>0</text:p>
          </table:table-cell>
          <table:table-cell table:formula="of:=IF(AND([.BZ108]&lt;&gt;&quot;?&quot;; [.BZ109]&lt;&gt;&quot;?&quot;; [.BZ108]&lt;&gt;[.BZ109]); 1; 0)" office:value-type="float" office:value="0" calcext:value-type="float">
            <text:p>0</text:p>
          </table:table-cell>
          <table:table-cell table:formula="of:=IF(AND([.CA108]&lt;&gt;&quot;?&quot;; [.CA109]&lt;&gt;&quot;?&quot;; [.CA108]&lt;&gt;[.CA109]); 1; 0)" office:value-type="float" office:value="1" calcext:value-type="float">
            <text:p>1</text:p>
          </table:table-cell>
          <table:table-cell table:formula="of:=IF(AND([.CB108]&lt;&gt;&quot;?&quot;; [.CB109]&lt;&gt;&quot;?&quot;; [.CB108]&lt;&gt;[.CB109]); 1; 0)" office:value-type="float" office:value="0" calcext:value-type="float">
            <text:p>0</text:p>
          </table:table-cell>
          <table:table-cell table:formula="of:=IF(AND([.CC108]&lt;&gt;&quot;?&quot;; [.CC109]&lt;&gt;&quot;?&quot;; [.CC108]&lt;&gt;[.CC109]); 1; 0)" office:value-type="float" office:value="1" calcext:value-type="float">
            <text:p>1</text:p>
          </table:table-cell>
          <table:table-cell table:formula="of:=IF(AND([.CD108]&lt;&gt;&quot;?&quot;; [.CD109]&lt;&gt;&quot;?&quot;; [.CD108]&lt;&gt;[.CD109]); 1; 0)" office:value-type="float" office:value="0" calcext:value-type="float">
            <text:p>0</text:p>
          </table:table-cell>
          <table:table-cell table:formula="of:=IF(AND([.CE108]&lt;&gt;&quot;?&quot;; [.CE109]&lt;&gt;&quot;?&quot;; [.CE108]&lt;&gt;[.CE109]); 1; 0)" office:value-type="float" office:value="0" calcext:value-type="float">
            <text:p>0</text:p>
          </table:table-cell>
          <table:table-cell table:formula="of:=IF(AND([.CF108]&lt;&gt;&quot;?&quot;; [.CF109]&lt;&gt;&quot;?&quot;; [.CF108]&lt;&gt;[.CF109]); 1; 0)" office:value-type="float" office:value="1" calcext:value-type="float">
            <text:p>1</text:p>
          </table:table-cell>
          <table:table-cell table:formula="of:=IF(AND([.CG108]&lt;&gt;&quot;?&quot;; [.CG109]&lt;&gt;&quot;?&quot;; [.CG108]&lt;&gt;[.CG109]); 1; 0)" office:value-type="float" office:value="0" calcext:value-type="float">
            <text:p>0</text:p>
          </table:table-cell>
          <table:table-cell table:formula="of:=IF(AND([.CH108]&lt;&gt;&quot;?&quot;; [.CH109]&lt;&gt;&quot;?&quot;; [.CH108]&lt;&gt;[.CH109]); 1; 0)" office:value-type="float" office:value="0" calcext:value-type="float">
            <text:p>0</text:p>
          </table:table-cell>
          <table:table-cell table:formula="of:=IF(AND([.CI108]&lt;&gt;&quot;?&quot;; [.CI109]&lt;&gt;&quot;?&quot;; [.CI108]&lt;&gt;[.CI109]); 1; 0)" office:value-type="float" office:value="0" calcext:value-type="float">
            <text:p>0</text:p>
          </table:table-cell>
          <table:table-cell table:formula="of:=IF(AND([.CJ108]&lt;&gt;&quot;?&quot;; [.CJ109]&lt;&gt;&quot;?&quot;; [.CJ108]&lt;&gt;[.CJ109]); 1; 0)" office:value-type="float" office:value="0" calcext:value-type="float">
            <text:p>0</text:p>
          </table:table-cell>
          <table:table-cell table:formula="of:=IF(AND([.CK108]&lt;&gt;&quot;?&quot;; [.CK109]&lt;&gt;&quot;?&quot;; [.CK108]&lt;&gt;[.CK109]); 1; 0)" office:value-type="float" office:value="0" calcext:value-type="float">
            <text:p>0</text:p>
          </table:table-cell>
          <table:table-cell table:formula="of:=IF(AND([.CL108]&lt;&gt;&quot;?&quot;; [.CL109]&lt;&gt;&quot;?&quot;; [.CL108]&lt;&gt;[.CL109]); 1; 0)" office:value-type="float" office:value="0" calcext:value-type="float">
            <text:p>0</text:p>
          </table:table-cell>
          <table:table-cell table:formula="of:=IF(AND([.CM108]&lt;&gt;&quot;?&quot;; [.CM109]&lt;&gt;&quot;?&quot;; [.CM108]&lt;&gt;[.CM109]); 1; 0)" office:value-type="float" office:value="0" calcext:value-type="float">
            <text:p>0</text:p>
          </table:table-cell>
          <table:table-cell table:formula="of:=IF(AND([.CN108]&lt;&gt;&quot;?&quot;; [.CN109]&lt;&gt;&quot;?&quot;; [.CN108]&lt;&gt;[.CN109]); 1; 0)" office:value-type="float" office:value="0" calcext:value-type="float">
            <text:p>0</text:p>
          </table:table-cell>
          <table:table-cell table:formula="of:=IF(AND([.CO108]&lt;&gt;&quot;?&quot;; [.CO109]&lt;&gt;&quot;?&quot;; [.CO108]&lt;&gt;[.CO109]); 1; 0)" office:value-type="float" office:value="0" calcext:value-type="float">
            <text:p>0</text:p>
          </table:table-cell>
          <table:table-cell table:formula="of:=SUM([.B110:.CO110])" office:value-type="float" office:value="14" calcext:value-type="float">
            <text:p>14</text:p>
          </table:table-cell>
          <table:table-cell table:number-columns-repeated="93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Galateacrin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Laudonocrin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DIFF</text:p>
          </table:table-cell>
          <table:table-cell table:formula="of:=IF(AND([.B114]&lt;&gt;&quot;?&quot;; [.B115]&lt;&gt;&quot;?&quot;; [.B114]&lt;&gt;[.B115]); 1; 0)" office:value-type="float" office:value="0" calcext:value-type="float">
            <text:p>0</text:p>
          </table:table-cell>
          <table:table-cell table:formula="of:=IF(AND([.C114]&lt;&gt;&quot;?&quot;; [.C115]&lt;&gt;&quot;?&quot;; [.C114]&lt;&gt;[.C115]); 1; 0)" office:value-type="float" office:value="0" calcext:value-type="float">
            <text:p>0</text:p>
          </table:table-cell>
          <table:table-cell table:formula="of:=IF(AND([.D114]&lt;&gt;&quot;?&quot;; [.D115]&lt;&gt;&quot;?&quot;; [.D114]&lt;&gt;[.D115]); 1; 0)" office:value-type="float" office:value="0" calcext:value-type="float">
            <text:p>0</text:p>
          </table:table-cell>
          <table:table-cell table:formula="of:=IF(AND([.E114]&lt;&gt;&quot;?&quot;; [.E115]&lt;&gt;&quot;?&quot;; [.E114]&lt;&gt;[.E115]); 1; 0)" office:value-type="float" office:value="0" calcext:value-type="float">
            <text:p>0</text:p>
          </table:table-cell>
          <table:table-cell table:formula="of:=IF(AND([.F114]&lt;&gt;&quot;?&quot;; [.F115]&lt;&gt;&quot;?&quot;; [.F114]&lt;&gt;[.F115]); 1; 0)" office:value-type="float" office:value="1" calcext:value-type="float">
            <text:p>1</text:p>
          </table:table-cell>
          <table:table-cell table:formula="of:=IF(AND([.G114]&lt;&gt;&quot;?&quot;; [.G115]&lt;&gt;&quot;?&quot;; [.G114]&lt;&gt;[.G115]); 1; 0)" office:value-type="float" office:value="0" calcext:value-type="float">
            <text:p>0</text:p>
          </table:table-cell>
          <table:table-cell table:formula="of:=IF(AND([.H114]&lt;&gt;&quot;?&quot;; [.H115]&lt;&gt;&quot;?&quot;; [.H114]&lt;&gt;[.H115]); 1; 0)" office:value-type="float" office:value="1" calcext:value-type="float">
            <text:p>1</text:p>
          </table:table-cell>
          <table:table-cell table:formula="of:=IF(AND([.I114]&lt;&gt;&quot;?&quot;; [.I115]&lt;&gt;&quot;?&quot;; [.I114]&lt;&gt;[.I115]); 1; 0)" office:value-type="float" office:value="1" calcext:value-type="float">
            <text:p>1</text:p>
          </table:table-cell>
          <table:table-cell table:formula="of:=IF(AND([.J114]&lt;&gt;&quot;?&quot;; [.J115]&lt;&gt;&quot;?&quot;; [.J114]&lt;&gt;[.J115]); 1; 0)" office:value-type="float" office:value="0" calcext:value-type="float">
            <text:p>0</text:p>
          </table:table-cell>
          <table:table-cell table:formula="of:=IF(AND([.K114]&lt;&gt;&quot;?&quot;; [.K115]&lt;&gt;&quot;?&quot;; [.K114]&lt;&gt;[.K115]); 1; 0)" office:value-type="float" office:value="0" calcext:value-type="float">
            <text:p>0</text:p>
          </table:table-cell>
          <table:table-cell table:formula="of:=IF(AND([.L114]&lt;&gt;&quot;?&quot;; [.L115]&lt;&gt;&quot;?&quot;; [.L114]&lt;&gt;[.L115]); 1; 0)" office:value-type="float" office:value="0" calcext:value-type="float">
            <text:p>0</text:p>
          </table:table-cell>
          <table:table-cell table:formula="of:=IF(AND([.M114]&lt;&gt;&quot;?&quot;; [.M115]&lt;&gt;&quot;?&quot;; [.M114]&lt;&gt;[.M115]); 1; 0)" office:value-type="float" office:value="0" calcext:value-type="float">
            <text:p>0</text:p>
          </table:table-cell>
          <table:table-cell table:formula="of:=IF(AND([.N114]&lt;&gt;&quot;?&quot;; [.N115]&lt;&gt;&quot;?&quot;; [.N114]&lt;&gt;[.N115]); 1; 0)" office:value-type="float" office:value="1" calcext:value-type="float">
            <text:p>1</text:p>
          </table:table-cell>
          <table:table-cell table:formula="of:=IF(AND([.O114]&lt;&gt;&quot;?&quot;; [.O115]&lt;&gt;&quot;?&quot;; [.O114]&lt;&gt;[.O115]); 1; 0)" office:value-type="float" office:value="0" calcext:value-type="float">
            <text:p>0</text:p>
          </table:table-cell>
          <table:table-cell table:formula="of:=IF(AND([.P114]&lt;&gt;&quot;?&quot;; [.P115]&lt;&gt;&quot;?&quot;; [.P114]&lt;&gt;[.P115]); 1; 0)" office:value-type="float" office:value="0" calcext:value-type="float">
            <text:p>0</text:p>
          </table:table-cell>
          <table:table-cell table:formula="of:=IF(AND([.Q114]&lt;&gt;&quot;?&quot;; [.Q115]&lt;&gt;&quot;?&quot;; [.Q114]&lt;&gt;[.Q115]); 1; 0)" office:value-type="float" office:value="0" calcext:value-type="float">
            <text:p>0</text:p>
          </table:table-cell>
          <table:table-cell table:formula="of:=IF(AND([.R114]&lt;&gt;&quot;?&quot;; [.R115]&lt;&gt;&quot;?&quot;; [.R114]&lt;&gt;[.R115]); 1; 0)" office:value-type="float" office:value="0" calcext:value-type="float">
            <text:p>0</text:p>
          </table:table-cell>
          <table:table-cell table:formula="of:=IF(AND([.S114]&lt;&gt;&quot;?&quot;; [.S115]&lt;&gt;&quot;?&quot;; [.S114]&lt;&gt;[.S115]); 1; 0)" office:value-type="float" office:value="0" calcext:value-type="float">
            <text:p>0</text:p>
          </table:table-cell>
          <table:table-cell table:formula="of:=IF(AND([.T114]&lt;&gt;&quot;?&quot;; [.T115]&lt;&gt;&quot;?&quot;; [.T114]&lt;&gt;[.T115]); 1; 0)" office:value-type="float" office:value="0" calcext:value-type="float">
            <text:p>0</text:p>
          </table:table-cell>
          <table:table-cell table:formula="of:=IF(AND([.U114]&lt;&gt;&quot;?&quot;; [.U115]&lt;&gt;&quot;?&quot;; [.U114]&lt;&gt;[.U115]); 1; 0)" office:value-type="float" office:value="0" calcext:value-type="float">
            <text:p>0</text:p>
          </table:table-cell>
          <table:table-cell table:formula="of:=IF(AND([.V114]&lt;&gt;&quot;?&quot;; [.V115]&lt;&gt;&quot;?&quot;; [.V114]&lt;&gt;[.V115]); 1; 0)" office:value-type="float" office:value="0" calcext:value-type="float">
            <text:p>0</text:p>
          </table:table-cell>
          <table:table-cell table:formula="of:=IF(AND([.W114]&lt;&gt;&quot;?&quot;; [.W115]&lt;&gt;&quot;?&quot;; [.W114]&lt;&gt;[.W115]); 1; 0)" office:value-type="float" office:value="0" calcext:value-type="float">
            <text:p>0</text:p>
          </table:table-cell>
          <table:table-cell table:formula="of:=IF(AND([.X114]&lt;&gt;&quot;?&quot;; [.X115]&lt;&gt;&quot;?&quot;; [.X114]&lt;&gt;[.X115]); 1; 0)" office:value-type="float" office:value="0" calcext:value-type="float">
            <text:p>0</text:p>
          </table:table-cell>
          <table:table-cell table:formula="of:=IF(AND([.Y114]&lt;&gt;&quot;?&quot;; [.Y115]&lt;&gt;&quot;?&quot;; [.Y114]&lt;&gt;[.Y115]); 1; 0)" office:value-type="float" office:value="1" calcext:value-type="float">
            <text:p>1</text:p>
          </table:table-cell>
          <table:table-cell table:formula="of:=IF(AND([.Z114]&lt;&gt;&quot;?&quot;; [.Z115]&lt;&gt;&quot;?&quot;; [.Z114]&lt;&gt;[.Z115]); 1; 0)" office:value-type="float" office:value="0" calcext:value-type="float">
            <text:p>0</text:p>
          </table:table-cell>
          <table:table-cell table:formula="of:=IF(AND([.AA114]&lt;&gt;&quot;?&quot;; [.AA115]&lt;&gt;&quot;?&quot;; [.AA114]&lt;&gt;[.AA115]); 1; 0)" office:value-type="float" office:value="0" calcext:value-type="float">
            <text:p>0</text:p>
          </table:table-cell>
          <table:table-cell table:formula="of:=IF(AND([.AB114]&lt;&gt;&quot;?&quot;; [.AB115]&lt;&gt;&quot;?&quot;; [.AB114]&lt;&gt;[.AB115]); 1; 0)" office:value-type="float" office:value="0" calcext:value-type="float">
            <text:p>0</text:p>
          </table:table-cell>
          <table:table-cell table:formula="of:=IF(AND([.AC114]&lt;&gt;&quot;?&quot;; [.AC115]&lt;&gt;&quot;?&quot;; [.AC114]&lt;&gt;[.AC115]); 1; 0)" office:value-type="float" office:value="1" calcext:value-type="float">
            <text:p>1</text:p>
          </table:table-cell>
          <table:table-cell table:formula="of:=IF(AND([.AD114]&lt;&gt;&quot;?&quot;; [.AD115]&lt;&gt;&quot;?&quot;; [.AD114]&lt;&gt;[.AD115]); 1; 0)" office:value-type="float" office:value="0" calcext:value-type="float">
            <text:p>0</text:p>
          </table:table-cell>
          <table:table-cell table:formula="of:=IF(AND([.AE114]&lt;&gt;&quot;?&quot;; [.AE115]&lt;&gt;&quot;?&quot;; [.AE114]&lt;&gt;[.AE115]); 1; 0)" office:value-type="float" office:value="0" calcext:value-type="float">
            <text:p>0</text:p>
          </table:table-cell>
          <table:table-cell table:formula="of:=IF(AND([.AF114]&lt;&gt;&quot;?&quot;; [.AF115]&lt;&gt;&quot;?&quot;; [.AF114]&lt;&gt;[.AF115]); 1; 0)" office:value-type="float" office:value="0" calcext:value-type="float">
            <text:p>0</text:p>
          </table:table-cell>
          <table:table-cell table:formula="of:=IF(AND([.AG114]&lt;&gt;&quot;?&quot;; [.AG115]&lt;&gt;&quot;?&quot;; [.AG114]&lt;&gt;[.AG115]); 1; 0)" office:value-type="float" office:value="0" calcext:value-type="float">
            <text:p>0</text:p>
          </table:table-cell>
          <table:table-cell table:formula="of:=IF(AND([.AH114]&lt;&gt;&quot;?&quot;; [.AH115]&lt;&gt;&quot;?&quot;; [.AH114]&lt;&gt;[.AH115]); 1; 0)" office:value-type="float" office:value="0" calcext:value-type="float">
            <text:p>0</text:p>
          </table:table-cell>
          <table:table-cell table:formula="of:=IF(AND([.AI114]&lt;&gt;&quot;?&quot;; [.AI115]&lt;&gt;&quot;?&quot;; [.AI114]&lt;&gt;[.AI115]); 1; 0)" office:value-type="float" office:value="0" calcext:value-type="float">
            <text:p>0</text:p>
          </table:table-cell>
          <table:table-cell table:formula="of:=IF(AND([.AJ114]&lt;&gt;&quot;?&quot;; [.AJ115]&lt;&gt;&quot;?&quot;; [.AJ114]&lt;&gt;[.AJ115]); 1; 0)" office:value-type="float" office:value="0" calcext:value-type="float">
            <text:p>0</text:p>
          </table:table-cell>
          <table:table-cell table:formula="of:=IF(AND([.AK114]&lt;&gt;&quot;?&quot;; [.AK115]&lt;&gt;&quot;?&quot;; [.AK114]&lt;&gt;[.AK115]); 1; 0)" office:value-type="float" office:value="0" calcext:value-type="float">
            <text:p>0</text:p>
          </table:table-cell>
          <table:table-cell table:formula="of:=IF(AND([.AL114]&lt;&gt;&quot;?&quot;; [.AL115]&lt;&gt;&quot;?&quot;; [.AL114]&lt;&gt;[.AL115]); 1; 0)" office:value-type="float" office:value="0" calcext:value-type="float">
            <text:p>0</text:p>
          </table:table-cell>
          <table:table-cell table:formula="of:=IF(AND([.AM114]&lt;&gt;&quot;?&quot;; [.AM115]&lt;&gt;&quot;?&quot;; [.AM114]&lt;&gt;[.AM115]); 1; 0)" office:value-type="float" office:value="0" calcext:value-type="float">
            <text:p>0</text:p>
          </table:table-cell>
          <table:table-cell table:formula="of:=IF(AND([.AN114]&lt;&gt;&quot;?&quot;; [.AN115]&lt;&gt;&quot;?&quot;; [.AN114]&lt;&gt;[.AN115]); 1; 0)" office:value-type="float" office:value="0" calcext:value-type="float">
            <text:p>0</text:p>
          </table:table-cell>
          <table:table-cell table:formula="of:=IF(AND([.AO114]&lt;&gt;&quot;?&quot;; [.AO115]&lt;&gt;&quot;?&quot;; [.AO114]&lt;&gt;[.AO115]); 1; 0)" office:value-type="float" office:value="0" calcext:value-type="float">
            <text:p>0</text:p>
          </table:table-cell>
          <table:table-cell table:formula="of:=IF(AND([.AP114]&lt;&gt;&quot;?&quot;; [.AP115]&lt;&gt;&quot;?&quot;; [.AP114]&lt;&gt;[.AP115]); 1; 0)" office:value-type="float" office:value="0" calcext:value-type="float">
            <text:p>0</text:p>
          </table:table-cell>
          <table:table-cell table:formula="of:=IF(AND([.AQ114]&lt;&gt;&quot;?&quot;; [.AQ115]&lt;&gt;&quot;?&quot;; [.AQ114]&lt;&gt;[.AQ115]); 1; 0)" office:value-type="float" office:value="1" calcext:value-type="float">
            <text:p>1</text:p>
          </table:table-cell>
          <table:table-cell table:formula="of:=IF(AND([.AR114]&lt;&gt;&quot;?&quot;; [.AR115]&lt;&gt;&quot;?&quot;; [.AR114]&lt;&gt;[.AR115]); 1; 0)" office:value-type="float" office:value="0" calcext:value-type="float">
            <text:p>0</text:p>
          </table:table-cell>
          <table:table-cell table:formula="of:=IF(AND([.AS114]&lt;&gt;&quot;?&quot;; [.AS115]&lt;&gt;&quot;?&quot;; [.AS114]&lt;&gt;[.AS115]); 1; 0)" office:value-type="float" office:value="0" calcext:value-type="float">
            <text:p>0</text:p>
          </table:table-cell>
          <table:table-cell table:formula="of:=IF(AND([.AT114]&lt;&gt;&quot;?&quot;; [.AT115]&lt;&gt;&quot;?&quot;; [.AT114]&lt;&gt;[.AT115]); 1; 0)" office:value-type="float" office:value="0" calcext:value-type="float">
            <text:p>0</text:p>
          </table:table-cell>
          <table:table-cell table:formula="of:=IF(AND([.AU114]&lt;&gt;&quot;?&quot;; [.AU115]&lt;&gt;&quot;?&quot;; [.AU114]&lt;&gt;[.AU115]); 1; 0)" office:value-type="float" office:value="0" calcext:value-type="float">
            <text:p>0</text:p>
          </table:table-cell>
          <table:table-cell table:formula="of:=IF(AND([.AV114]&lt;&gt;&quot;?&quot;; [.AV115]&lt;&gt;&quot;?&quot;; [.AV114]&lt;&gt;[.AV115]); 1; 0)" office:value-type="float" office:value="1" calcext:value-type="float">
            <text:p>1</text:p>
          </table:table-cell>
          <table:table-cell table:formula="of:=IF(AND([.AW114]&lt;&gt;&quot;?&quot;; [.AW115]&lt;&gt;&quot;?&quot;; [.AW114]&lt;&gt;[.AW115]); 1; 0)" office:value-type="float" office:value="0" calcext:value-type="float">
            <text:p>0</text:p>
          </table:table-cell>
          <table:table-cell table:formula="of:=IF(AND([.AX114]&lt;&gt;&quot;?&quot;; [.AX115]&lt;&gt;&quot;?&quot;; [.AX114]&lt;&gt;[.AX115]); 1; 0)" office:value-type="float" office:value="1" calcext:value-type="float">
            <text:p>1</text:p>
          </table:table-cell>
          <table:table-cell table:formula="of:=IF(AND([.AY114]&lt;&gt;&quot;?&quot;; [.AY115]&lt;&gt;&quot;?&quot;; [.AY114]&lt;&gt;[.AY115]); 1; 0)" office:value-type="float" office:value="0" calcext:value-type="float">
            <text:p>0</text:p>
          </table:table-cell>
          <table:table-cell table:formula="of:=IF(AND([.AZ114]&lt;&gt;&quot;?&quot;; [.AZ115]&lt;&gt;&quot;?&quot;; [.AZ114]&lt;&gt;[.AZ115]); 1; 0)" office:value-type="float" office:value="0" calcext:value-type="float">
            <text:p>0</text:p>
          </table:table-cell>
          <table:table-cell table:formula="of:=IF(AND([.BA114]&lt;&gt;&quot;?&quot;; [.BA115]&lt;&gt;&quot;?&quot;; [.BA114]&lt;&gt;[.BA115]); 1; 0)" office:value-type="float" office:value="0" calcext:value-type="float">
            <text:p>0</text:p>
          </table:table-cell>
          <table:table-cell table:formula="of:=IF(AND([.BB114]&lt;&gt;&quot;?&quot;; [.BB115]&lt;&gt;&quot;?&quot;; [.BB114]&lt;&gt;[.BB115]); 1; 0)" office:value-type="float" office:value="0" calcext:value-type="float">
            <text:p>0</text:p>
          </table:table-cell>
          <table:table-cell table:formula="of:=IF(AND([.BC114]&lt;&gt;&quot;?&quot;; [.BC115]&lt;&gt;&quot;?&quot;; [.BC114]&lt;&gt;[.BC115]); 1; 0)" office:value-type="float" office:value="0" calcext:value-type="float">
            <text:p>0</text:p>
          </table:table-cell>
          <table:table-cell table:formula="of:=IF(AND([.BD114]&lt;&gt;&quot;?&quot;; [.BD115]&lt;&gt;&quot;?&quot;; [.BD114]&lt;&gt;[.BD115]); 1; 0)" office:value-type="float" office:value="0" calcext:value-type="float">
            <text:p>0</text:p>
          </table:table-cell>
          <table:table-cell table:formula="of:=IF(AND([.BE114]&lt;&gt;&quot;?&quot;; [.BE115]&lt;&gt;&quot;?&quot;; [.BE114]&lt;&gt;[.BE115]); 1; 0)" office:value-type="float" office:value="0" calcext:value-type="float">
            <text:p>0</text:p>
          </table:table-cell>
          <table:table-cell table:formula="of:=IF(AND([.BF114]&lt;&gt;&quot;?&quot;; [.BF115]&lt;&gt;&quot;?&quot;; [.BF114]&lt;&gt;[.BF115]); 1; 0)" office:value-type="float" office:value="0" calcext:value-type="float">
            <text:p>0</text:p>
          </table:table-cell>
          <table:table-cell table:formula="of:=IF(AND([.BG114]&lt;&gt;&quot;?&quot;; [.BG115]&lt;&gt;&quot;?&quot;; [.BG114]&lt;&gt;[.BG115]); 1; 0)" office:value-type="float" office:value="0" calcext:value-type="float">
            <text:p>0</text:p>
          </table:table-cell>
          <table:table-cell table:formula="of:=IF(AND([.BH114]&lt;&gt;&quot;?&quot;; [.BH115]&lt;&gt;&quot;?&quot;; [.BH114]&lt;&gt;[.BH115]); 1; 0)" office:value-type="float" office:value="0" calcext:value-type="float">
            <text:p>0</text:p>
          </table:table-cell>
          <table:table-cell table:formula="of:=IF(AND([.BI114]&lt;&gt;&quot;?&quot;; [.BI115]&lt;&gt;&quot;?&quot;; [.BI114]&lt;&gt;[.BI115]); 1; 0)" office:value-type="float" office:value="0" calcext:value-type="float">
            <text:p>0</text:p>
          </table:table-cell>
          <table:table-cell table:formula="of:=IF(AND([.BJ114]&lt;&gt;&quot;?&quot;; [.BJ115]&lt;&gt;&quot;?&quot;; [.BJ114]&lt;&gt;[.BJ115]); 1; 0)" office:value-type="float" office:value="0" calcext:value-type="float">
            <text:p>0</text:p>
          </table:table-cell>
          <table:table-cell table:formula="of:=IF(AND([.BK114]&lt;&gt;&quot;?&quot;; [.BK115]&lt;&gt;&quot;?&quot;; [.BK114]&lt;&gt;[.BK115]); 1; 0)" office:value-type="float" office:value="0" calcext:value-type="float">
            <text:p>0</text:p>
          </table:table-cell>
          <table:table-cell table:formula="of:=IF(AND([.BL114]&lt;&gt;&quot;?&quot;; [.BL115]&lt;&gt;&quot;?&quot;; [.BL114]&lt;&gt;[.BL115]); 1; 0)" office:value-type="float" office:value="0" calcext:value-type="float">
            <text:p>0</text:p>
          </table:table-cell>
          <table:table-cell table:formula="of:=IF(AND([.BM114]&lt;&gt;&quot;?&quot;; [.BM115]&lt;&gt;&quot;?&quot;; [.BM114]&lt;&gt;[.BM115]); 1; 0)" office:value-type="float" office:value="0" calcext:value-type="float">
            <text:p>0</text:p>
          </table:table-cell>
          <table:table-cell table:formula="of:=IF(AND([.BN114]&lt;&gt;&quot;?&quot;; [.BN115]&lt;&gt;&quot;?&quot;; [.BN114]&lt;&gt;[.BN115]); 1; 0)" office:value-type="float" office:value="0" calcext:value-type="float">
            <text:p>0</text:p>
          </table:table-cell>
          <table:table-cell table:formula="of:=IF(AND([.BO114]&lt;&gt;&quot;?&quot;; [.BO115]&lt;&gt;&quot;?&quot;; [.BO114]&lt;&gt;[.BO115]); 1; 0)" office:value-type="float" office:value="0" calcext:value-type="float">
            <text:p>0</text:p>
          </table:table-cell>
          <table:table-cell table:formula="of:=IF(AND([.BP114]&lt;&gt;&quot;?&quot;; [.BP115]&lt;&gt;&quot;?&quot;; [.BP114]&lt;&gt;[.BP115]); 1; 0)" office:value-type="float" office:value="0" calcext:value-type="float">
            <text:p>0</text:p>
          </table:table-cell>
          <table:table-cell table:formula="of:=IF(AND([.BQ114]&lt;&gt;&quot;?&quot;; [.BQ115]&lt;&gt;&quot;?&quot;; [.BQ114]&lt;&gt;[.BQ115]); 1; 0)" office:value-type="float" office:value="0" calcext:value-type="float">
            <text:p>0</text:p>
          </table:table-cell>
          <table:table-cell table:formula="of:=IF(AND([.BR114]&lt;&gt;&quot;?&quot;; [.BR115]&lt;&gt;&quot;?&quot;; [.BR114]&lt;&gt;[.BR115]); 1; 0)" office:value-type="float" office:value="1" calcext:value-type="float">
            <text:p>1</text:p>
          </table:table-cell>
          <table:table-cell table:formula="of:=IF(AND([.BS114]&lt;&gt;&quot;?&quot;; [.BS115]&lt;&gt;&quot;?&quot;; [.BS114]&lt;&gt;[.BS115]); 1; 0)" office:value-type="float" office:value="0" calcext:value-type="float">
            <text:p>0</text:p>
          </table:table-cell>
          <table:table-cell table:formula="of:=IF(AND([.BT114]&lt;&gt;&quot;?&quot;; [.BT115]&lt;&gt;&quot;?&quot;; [.BT114]&lt;&gt;[.BT115]); 1; 0)" office:value-type="float" office:value="0" calcext:value-type="float">
            <text:p>0</text:p>
          </table:table-cell>
          <table:table-cell table:formula="of:=IF(AND([.BU114]&lt;&gt;&quot;?&quot;; [.BU115]&lt;&gt;&quot;?&quot;; [.BU114]&lt;&gt;[.BU115]); 1; 0)" office:value-type="float" office:value="0" calcext:value-type="float">
            <text:p>0</text:p>
          </table:table-cell>
          <table:table-cell table:formula="of:=IF(AND([.BV114]&lt;&gt;&quot;?&quot;; [.BV115]&lt;&gt;&quot;?&quot;; [.BV114]&lt;&gt;[.BV115]); 1; 0)" office:value-type="float" office:value="0" calcext:value-type="float">
            <text:p>0</text:p>
          </table:table-cell>
          <table:table-cell table:formula="of:=IF(AND([.BW114]&lt;&gt;&quot;?&quot;; [.BW115]&lt;&gt;&quot;?&quot;; [.BW114]&lt;&gt;[.BW115]); 1; 0)" office:value-type="float" office:value="0" calcext:value-type="float">
            <text:p>0</text:p>
          </table:table-cell>
          <table:table-cell table:formula="of:=IF(AND([.BX114]&lt;&gt;&quot;?&quot;; [.BX115]&lt;&gt;&quot;?&quot;; [.BX114]&lt;&gt;[.BX115]); 1; 0)" office:value-type="float" office:value="0" calcext:value-type="float">
            <text:p>0</text:p>
          </table:table-cell>
          <table:table-cell table:formula="of:=IF(AND([.BY114]&lt;&gt;&quot;?&quot;; [.BY115]&lt;&gt;&quot;?&quot;; [.BY114]&lt;&gt;[.BY115]); 1; 0)" office:value-type="float" office:value="0" calcext:value-type="float">
            <text:p>0</text:p>
          </table:table-cell>
          <table:table-cell table:formula="of:=IF(AND([.BZ114]&lt;&gt;&quot;?&quot;; [.BZ115]&lt;&gt;&quot;?&quot;; [.BZ114]&lt;&gt;[.BZ115]); 1; 0)" office:value-type="float" office:value="0" calcext:value-type="float">
            <text:p>0</text:p>
          </table:table-cell>
          <table:table-cell table:formula="of:=IF(AND([.CA114]&lt;&gt;&quot;?&quot;; [.CA115]&lt;&gt;&quot;?&quot;; [.CA114]&lt;&gt;[.CA115]); 1; 0)" office:value-type="float" office:value="1" calcext:value-type="float">
            <text:p>1</text:p>
          </table:table-cell>
          <table:table-cell table:formula="of:=IF(AND([.CB114]&lt;&gt;&quot;?&quot;; [.CB115]&lt;&gt;&quot;?&quot;; [.CB114]&lt;&gt;[.CB115]); 1; 0)" office:value-type="float" office:value="0" calcext:value-type="float">
            <text:p>0</text:p>
          </table:table-cell>
          <table:table-cell table:formula="of:=IF(AND([.CC114]&lt;&gt;&quot;?&quot;; [.CC115]&lt;&gt;&quot;?&quot;; [.CC114]&lt;&gt;[.CC115]); 1; 0)" office:value-type="float" office:value="0" calcext:value-type="float">
            <text:p>0</text:p>
          </table:table-cell>
          <table:table-cell table:formula="of:=IF(AND([.CD114]&lt;&gt;&quot;?&quot;; [.CD115]&lt;&gt;&quot;?&quot;; [.CD114]&lt;&gt;[.CD115]); 1; 0)" office:value-type="float" office:value="0" calcext:value-type="float">
            <text:p>0</text:p>
          </table:table-cell>
          <table:table-cell table:formula="of:=IF(AND([.CE114]&lt;&gt;&quot;?&quot;; [.CE115]&lt;&gt;&quot;?&quot;; [.CE114]&lt;&gt;[.CE115]); 1; 0)" office:value-type="float" office:value="0" calcext:value-type="float">
            <text:p>0</text:p>
          </table:table-cell>
          <table:table-cell table:formula="of:=IF(AND([.CF114]&lt;&gt;&quot;?&quot;; [.CF115]&lt;&gt;&quot;?&quot;; [.CF114]&lt;&gt;[.CF115]); 1; 0)" office:value-type="float" office:value="0" calcext:value-type="float">
            <text:p>0</text:p>
          </table:table-cell>
          <table:table-cell table:formula="of:=IF(AND([.CG114]&lt;&gt;&quot;?&quot;; [.CG115]&lt;&gt;&quot;?&quot;; [.CG114]&lt;&gt;[.CG115]); 1; 0)" office:value-type="float" office:value="1" calcext:value-type="float">
            <text:p>1</text:p>
          </table:table-cell>
          <table:table-cell table:formula="of:=IF(AND([.CH114]&lt;&gt;&quot;?&quot;; [.CH115]&lt;&gt;&quot;?&quot;; [.CH114]&lt;&gt;[.CH115]); 1; 0)" office:value-type="float" office:value="0" calcext:value-type="float">
            <text:p>0</text:p>
          </table:table-cell>
          <table:table-cell table:formula="of:=IF(AND([.CI114]&lt;&gt;&quot;?&quot;; [.CI115]&lt;&gt;&quot;?&quot;; [.CI114]&lt;&gt;[.CI115]); 1; 0)" office:value-type="float" office:value="0" calcext:value-type="float">
            <text:p>0</text:p>
          </table:table-cell>
          <table:table-cell table:formula="of:=IF(AND([.CJ114]&lt;&gt;&quot;?&quot;; [.CJ115]&lt;&gt;&quot;?&quot;; [.CJ114]&lt;&gt;[.CJ115]); 1; 0)" office:value-type="float" office:value="0" calcext:value-type="float">
            <text:p>0</text:p>
          </table:table-cell>
          <table:table-cell table:formula="of:=IF(AND([.CK114]&lt;&gt;&quot;?&quot;; [.CK115]&lt;&gt;&quot;?&quot;; [.CK114]&lt;&gt;[.CK115]); 1; 0)" office:value-type="float" office:value="0" calcext:value-type="float">
            <text:p>0</text:p>
          </table:table-cell>
          <table:table-cell table:formula="of:=IF(AND([.CL114]&lt;&gt;&quot;?&quot;; [.CL115]&lt;&gt;&quot;?&quot;; [.CL114]&lt;&gt;[.CL115]); 1; 0)" office:value-type="float" office:value="0" calcext:value-type="float">
            <text:p>0</text:p>
          </table:table-cell>
          <table:table-cell table:formula="of:=IF(AND([.CM114]&lt;&gt;&quot;?&quot;; [.CM115]&lt;&gt;&quot;?&quot;; [.CM114]&lt;&gt;[.CM115]); 1; 0)" office:value-type="float" office:value="0" calcext:value-type="float">
            <text:p>0</text:p>
          </table:table-cell>
          <table:table-cell table:formula="of:=IF(AND([.CN114]&lt;&gt;&quot;?&quot;; [.CN115]&lt;&gt;&quot;?&quot;; [.CN114]&lt;&gt;[.CN115]); 1; 0)" office:value-type="float" office:value="0" calcext:value-type="float">
            <text:p>0</text:p>
          </table:table-cell>
          <table:table-cell table:formula="of:=IF(AND([.CO114]&lt;&gt;&quot;?&quot;; [.CO115]&lt;&gt;&quot;?&quot;; [.CO114]&lt;&gt;[.CO115]); 1; 0)" office:value-type="float" office:value="0" calcext:value-type="float">
            <text:p>0</text:p>
          </table:table-cell>
          <table:table-cell table:formula="of:=SUM([.B116:.CO116])" office:value-type="float" office:value="12" calcext:value-type="float">
            <text:p>12</text:p>
          </table:table-cell>
          <table:table-cell table:number-columns-repeated="93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paniocrinu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Calceolispongia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DIFF</text:p>
          </table:table-cell>
          <table:table-cell table:formula="of:=IF(AND([.B122]&lt;&gt;&quot;?&quot;; [.B123]&lt;&gt;&quot;?&quot;; [.B122]&lt;&gt;[.B123]); 1; 0)" office:value-type="float" office:value="0" calcext:value-type="float">
            <text:p>0</text:p>
          </table:table-cell>
          <table:table-cell table:formula="of:=IF(AND([.C122]&lt;&gt;&quot;?&quot;; [.C123]&lt;&gt;&quot;?&quot;; [.C122]&lt;&gt;[.C123]); 1; 0)" office:value-type="float" office:value="0" calcext:value-type="float">
            <text:p>0</text:p>
          </table:table-cell>
          <table:table-cell table:formula="of:=IF(AND([.D122]&lt;&gt;&quot;?&quot;; [.D123]&lt;&gt;&quot;?&quot;; [.D122]&lt;&gt;[.D123]); 1; 0)" office:value-type="float" office:value="0" calcext:value-type="float">
            <text:p>0</text:p>
          </table:table-cell>
          <table:table-cell table:formula="of:=IF(AND([.E122]&lt;&gt;&quot;?&quot;; [.E123]&lt;&gt;&quot;?&quot;; [.E122]&lt;&gt;[.E123]); 1; 0)" office:value-type="float" office:value="0" calcext:value-type="float">
            <text:p>0</text:p>
          </table:table-cell>
          <table:table-cell table:formula="of:=IF(AND([.F122]&lt;&gt;&quot;?&quot;; [.F123]&lt;&gt;&quot;?&quot;; [.F122]&lt;&gt;[.F123]); 1; 0)" office:value-type="float" office:value="0" calcext:value-type="float">
            <text:p>0</text:p>
          </table:table-cell>
          <table:table-cell table:formula="of:=IF(AND([.G122]&lt;&gt;&quot;?&quot;; [.G123]&lt;&gt;&quot;?&quot;; [.G122]&lt;&gt;[.G123]); 1; 0)" office:value-type="float" office:value="0" calcext:value-type="float">
            <text:p>0</text:p>
          </table:table-cell>
          <table:table-cell table:formula="of:=IF(AND([.H122]&lt;&gt;&quot;?&quot;; [.H123]&lt;&gt;&quot;?&quot;; [.H122]&lt;&gt;[.H123]); 1; 0)" office:value-type="float" office:value="1" calcext:value-type="float">
            <text:p>1</text:p>
          </table:table-cell>
          <table:table-cell table:formula="of:=IF(AND([.I122]&lt;&gt;&quot;?&quot;; [.I123]&lt;&gt;&quot;?&quot;; [.I122]&lt;&gt;[.I123]); 1; 0)" office:value-type="float" office:value="1" calcext:value-type="float">
            <text:p>1</text:p>
          </table:table-cell>
          <table:table-cell table:formula="of:=IF(AND([.J122]&lt;&gt;&quot;?&quot;; [.J123]&lt;&gt;&quot;?&quot;; [.J122]&lt;&gt;[.J123]); 1; 0)" office:value-type="float" office:value="1" calcext:value-type="float">
            <text:p>1</text:p>
          </table:table-cell>
          <table:table-cell table:formula="of:=IF(AND([.K122]&lt;&gt;&quot;?&quot;; [.K123]&lt;&gt;&quot;?&quot;; [.K122]&lt;&gt;[.K123]); 1; 0)" office:value-type="float" office:value="0" calcext:value-type="float">
            <text:p>0</text:p>
          </table:table-cell>
          <table:table-cell table:formula="of:=IF(AND([.L122]&lt;&gt;&quot;?&quot;; [.L123]&lt;&gt;&quot;?&quot;; [.L122]&lt;&gt;[.L123]); 1; 0)" office:value-type="float" office:value="1" calcext:value-type="float">
            <text:p>1</text:p>
          </table:table-cell>
          <table:table-cell table:formula="of:=IF(AND([.M122]&lt;&gt;&quot;?&quot;; [.M123]&lt;&gt;&quot;?&quot;; [.M122]&lt;&gt;[.M123]); 1; 0)" office:value-type="float" office:value="1" calcext:value-type="float">
            <text:p>1</text:p>
          </table:table-cell>
          <table:table-cell table:formula="of:=IF(AND([.N122]&lt;&gt;&quot;?&quot;; [.N123]&lt;&gt;&quot;?&quot;; [.N122]&lt;&gt;[.N123]); 1; 0)" office:value-type="float" office:value="1" calcext:value-type="float">
            <text:p>1</text:p>
          </table:table-cell>
          <table:table-cell table:formula="of:=IF(AND([.O122]&lt;&gt;&quot;?&quot;; [.O123]&lt;&gt;&quot;?&quot;; [.O122]&lt;&gt;[.O123]); 1; 0)" office:value-type="float" office:value="1" calcext:value-type="float">
            <text:p>1</text:p>
          </table:table-cell>
          <table:table-cell table:formula="of:=IF(AND([.P122]&lt;&gt;&quot;?&quot;; [.P123]&lt;&gt;&quot;?&quot;; [.P122]&lt;&gt;[.P123]); 1; 0)" office:value-type="float" office:value="0" calcext:value-type="float">
            <text:p>0</text:p>
          </table:table-cell>
          <table:table-cell table:formula="of:=IF(AND([.Q122]&lt;&gt;&quot;?&quot;; [.Q123]&lt;&gt;&quot;?&quot;; [.Q122]&lt;&gt;[.Q123]); 1; 0)" office:value-type="float" office:value="1" calcext:value-type="float">
            <text:p>1</text:p>
          </table:table-cell>
          <table:table-cell table:formula="of:=IF(AND([.R122]&lt;&gt;&quot;?&quot;; [.R123]&lt;&gt;&quot;?&quot;; [.R122]&lt;&gt;[.R123]); 1; 0)" office:value-type="float" office:value="1" calcext:value-type="float">
            <text:p>1</text:p>
          </table:table-cell>
          <table:table-cell table:formula="of:=IF(AND([.S122]&lt;&gt;&quot;?&quot;; [.S123]&lt;&gt;&quot;?&quot;; [.S122]&lt;&gt;[.S123]); 1; 0)" office:value-type="float" office:value="0" calcext:value-type="float">
            <text:p>0</text:p>
          </table:table-cell>
          <table:table-cell table:formula="of:=IF(AND([.T122]&lt;&gt;&quot;?&quot;; [.T123]&lt;&gt;&quot;?&quot;; [.T122]&lt;&gt;[.T123]); 1; 0)" office:value-type="float" office:value="0" calcext:value-type="float">
            <text:p>0</text:p>
          </table:table-cell>
          <table:table-cell table:formula="of:=IF(AND([.U122]&lt;&gt;&quot;?&quot;; [.U123]&lt;&gt;&quot;?&quot;; [.U122]&lt;&gt;[.U123]); 1; 0)" office:value-type="float" office:value="0" calcext:value-type="float">
            <text:p>0</text:p>
          </table:table-cell>
          <table:table-cell table:formula="of:=IF(AND([.V122]&lt;&gt;&quot;?&quot;; [.V123]&lt;&gt;&quot;?&quot;; [.V122]&lt;&gt;[.V123]); 1; 0)" office:value-type="float" office:value="1" calcext:value-type="float">
            <text:p>1</text:p>
          </table:table-cell>
          <table:table-cell table:formula="of:=IF(AND([.W122]&lt;&gt;&quot;?&quot;; [.W123]&lt;&gt;&quot;?&quot;; [.W122]&lt;&gt;[.W123]); 1; 0)" office:value-type="float" office:value="0" calcext:value-type="float">
            <text:p>0</text:p>
          </table:table-cell>
          <table:table-cell table:formula="of:=IF(AND([.X122]&lt;&gt;&quot;?&quot;; [.X123]&lt;&gt;&quot;?&quot;; [.X122]&lt;&gt;[.X123]); 1; 0)" office:value-type="float" office:value="0" calcext:value-type="float">
            <text:p>0</text:p>
          </table:table-cell>
          <table:table-cell table:formula="of:=IF(AND([.Y122]&lt;&gt;&quot;?&quot;; [.Y123]&lt;&gt;&quot;?&quot;; [.Y122]&lt;&gt;[.Y123]); 1; 0)" office:value-type="float" office:value="0" calcext:value-type="float">
            <text:p>0</text:p>
          </table:table-cell>
          <table:table-cell table:formula="of:=IF(AND([.Z122]&lt;&gt;&quot;?&quot;; [.Z123]&lt;&gt;&quot;?&quot;; [.Z122]&lt;&gt;[.Z123]); 1; 0)" office:value-type="float" office:value="0" calcext:value-type="float">
            <text:p>0</text:p>
          </table:table-cell>
          <table:table-cell table:formula="of:=IF(AND([.AA122]&lt;&gt;&quot;?&quot;; [.AA123]&lt;&gt;&quot;?&quot;; [.AA122]&lt;&gt;[.AA123]); 1; 0)" office:value-type="float" office:value="0" calcext:value-type="float">
            <text:p>0</text:p>
          </table:table-cell>
          <table:table-cell table:formula="of:=IF(AND([.AB122]&lt;&gt;&quot;?&quot;; [.AB123]&lt;&gt;&quot;?&quot;; [.AB122]&lt;&gt;[.AB123]); 1; 0)" office:value-type="float" office:value="0" calcext:value-type="float">
            <text:p>0</text:p>
          </table:table-cell>
          <table:table-cell table:formula="of:=IF(AND([.AC122]&lt;&gt;&quot;?&quot;; [.AC123]&lt;&gt;&quot;?&quot;; [.AC122]&lt;&gt;[.AC123]); 1; 0)" office:value-type="float" office:value="0" calcext:value-type="float">
            <text:p>0</text:p>
          </table:table-cell>
          <table:table-cell table:formula="of:=IF(AND([.AD122]&lt;&gt;&quot;?&quot;; [.AD123]&lt;&gt;&quot;?&quot;; [.AD122]&lt;&gt;[.AD123]); 1; 0)" office:value-type="float" office:value="0" calcext:value-type="float">
            <text:p>0</text:p>
          </table:table-cell>
          <table:table-cell table:formula="of:=IF(AND([.AE122]&lt;&gt;&quot;?&quot;; [.AE123]&lt;&gt;&quot;?&quot;; [.AE122]&lt;&gt;[.AE123]); 1; 0)" office:value-type="float" office:value="0" calcext:value-type="float">
            <text:p>0</text:p>
          </table:table-cell>
          <table:table-cell table:formula="of:=IF(AND([.AF122]&lt;&gt;&quot;?&quot;; [.AF123]&lt;&gt;&quot;?&quot;; [.AF122]&lt;&gt;[.AF123]); 1; 0)" office:value-type="float" office:value="0" calcext:value-type="float">
            <text:p>0</text:p>
          </table:table-cell>
          <table:table-cell table:formula="of:=IF(AND([.AG122]&lt;&gt;&quot;?&quot;; [.AG123]&lt;&gt;&quot;?&quot;; [.AG122]&lt;&gt;[.AG123]); 1; 0)" office:value-type="float" office:value="0" calcext:value-type="float">
            <text:p>0</text:p>
          </table:table-cell>
          <table:table-cell table:formula="of:=IF(AND([.AH122]&lt;&gt;&quot;?&quot;; [.AH123]&lt;&gt;&quot;?&quot;; [.AH122]&lt;&gt;[.AH123]); 1; 0)" office:value-type="float" office:value="0" calcext:value-type="float">
            <text:p>0</text:p>
          </table:table-cell>
          <table:table-cell table:formula="of:=IF(AND([.AI122]&lt;&gt;&quot;?&quot;; [.AI123]&lt;&gt;&quot;?&quot;; [.AI122]&lt;&gt;[.AI123]); 1; 0)" office:value-type="float" office:value="0" calcext:value-type="float">
            <text:p>0</text:p>
          </table:table-cell>
          <table:table-cell table:formula="of:=IF(AND([.AJ122]&lt;&gt;&quot;?&quot;; [.AJ123]&lt;&gt;&quot;?&quot;; [.AJ122]&lt;&gt;[.AJ123]); 1; 0)" office:value-type="float" office:value="1" calcext:value-type="float">
            <text:p>1</text:p>
          </table:table-cell>
          <table:table-cell table:formula="of:=IF(AND([.AK122]&lt;&gt;&quot;?&quot;; [.AK123]&lt;&gt;&quot;?&quot;; [.AK122]&lt;&gt;[.AK123]); 1; 0)" office:value-type="float" office:value="0" calcext:value-type="float">
            <text:p>0</text:p>
          </table:table-cell>
          <table:table-cell table:formula="of:=IF(AND([.AL122]&lt;&gt;&quot;?&quot;; [.AL123]&lt;&gt;&quot;?&quot;; [.AL122]&lt;&gt;[.AL123]); 1; 0)" office:value-type="float" office:value="0" calcext:value-type="float">
            <text:p>0</text:p>
          </table:table-cell>
          <table:table-cell table:formula="of:=IF(AND([.AM122]&lt;&gt;&quot;?&quot;; [.AM123]&lt;&gt;&quot;?&quot;; [.AM122]&lt;&gt;[.AM123]); 1; 0)" office:value-type="float" office:value="0" calcext:value-type="float">
            <text:p>0</text:p>
          </table:table-cell>
          <table:table-cell table:formula="of:=IF(AND([.AN122]&lt;&gt;&quot;?&quot;; [.AN123]&lt;&gt;&quot;?&quot;; [.AN122]&lt;&gt;[.AN123]); 1; 0)" office:value-type="float" office:value="0" calcext:value-type="float">
            <text:p>0</text:p>
          </table:table-cell>
          <table:table-cell table:formula="of:=IF(AND([.AO122]&lt;&gt;&quot;?&quot;; [.AO123]&lt;&gt;&quot;?&quot;; [.AO122]&lt;&gt;[.AO123]); 1; 0)" office:value-type="float" office:value="1" calcext:value-type="float">
            <text:p>1</text:p>
          </table:table-cell>
          <table:table-cell table:formula="of:=IF(AND([.AP122]&lt;&gt;&quot;?&quot;; [.AP123]&lt;&gt;&quot;?&quot;; [.AP122]&lt;&gt;[.AP123]); 1; 0)" office:value-type="float" office:value="0" calcext:value-type="float">
            <text:p>0</text:p>
          </table:table-cell>
          <table:table-cell table:formula="of:=IF(AND([.AQ122]&lt;&gt;&quot;?&quot;; [.AQ123]&lt;&gt;&quot;?&quot;; [.AQ122]&lt;&gt;[.AQ123]); 1; 0)" office:value-type="float" office:value="0" calcext:value-type="float">
            <text:p>0</text:p>
          </table:table-cell>
          <table:table-cell table:formula="of:=IF(AND([.AR122]&lt;&gt;&quot;?&quot;; [.AR123]&lt;&gt;&quot;?&quot;; [.AR122]&lt;&gt;[.AR123]); 1; 0)" office:value-type="float" office:value="0" calcext:value-type="float">
            <text:p>0</text:p>
          </table:table-cell>
          <table:table-cell table:formula="of:=IF(AND([.AS122]&lt;&gt;&quot;?&quot;; [.AS123]&lt;&gt;&quot;?&quot;; [.AS122]&lt;&gt;[.AS123]); 1; 0)" office:value-type="float" office:value="0" calcext:value-type="float">
            <text:p>0</text:p>
          </table:table-cell>
          <table:table-cell table:formula="of:=IF(AND([.AT122]&lt;&gt;&quot;?&quot;; [.AT123]&lt;&gt;&quot;?&quot;; [.AT122]&lt;&gt;[.AT123]); 1; 0)" office:value-type="float" office:value="1" calcext:value-type="float">
            <text:p>1</text:p>
          </table:table-cell>
          <table:table-cell table:formula="of:=IF(AND([.AU122]&lt;&gt;&quot;?&quot;; [.AU123]&lt;&gt;&quot;?&quot;; [.AU122]&lt;&gt;[.AU123]); 1; 0)" office:value-type="float" office:value="0" calcext:value-type="float">
            <text:p>0</text:p>
          </table:table-cell>
          <table:table-cell table:formula="of:=IF(AND([.AV122]&lt;&gt;&quot;?&quot;; [.AV123]&lt;&gt;&quot;?&quot;; [.AV122]&lt;&gt;[.AV123]); 1; 0)" office:value-type="float" office:value="0" calcext:value-type="float">
            <text:p>0</text:p>
          </table:table-cell>
          <table:table-cell table:formula="of:=IF(AND([.AW122]&lt;&gt;&quot;?&quot;; [.AW123]&lt;&gt;&quot;?&quot;; [.AW122]&lt;&gt;[.AW123]); 1; 0)" office:value-type="float" office:value="0" calcext:value-type="float">
            <text:p>0</text:p>
          </table:table-cell>
          <table:table-cell table:formula="of:=IF(AND([.AX122]&lt;&gt;&quot;?&quot;; [.AX123]&lt;&gt;&quot;?&quot;; [.AX122]&lt;&gt;[.AX123]); 1; 0)" office:value-type="float" office:value="0" calcext:value-type="float">
            <text:p>0</text:p>
          </table:table-cell>
          <table:table-cell table:formula="of:=IF(AND([.AY122]&lt;&gt;&quot;?&quot;; [.AY123]&lt;&gt;&quot;?&quot;; [.AY122]&lt;&gt;[.AY123]); 1; 0)" office:value-type="float" office:value="0" calcext:value-type="float">
            <text:p>0</text:p>
          </table:table-cell>
          <table:table-cell table:formula="of:=IF(AND([.AZ122]&lt;&gt;&quot;?&quot;; [.AZ123]&lt;&gt;&quot;?&quot;; [.AZ122]&lt;&gt;[.AZ123]); 1; 0)" office:value-type="float" office:value="0" calcext:value-type="float">
            <text:p>0</text:p>
          </table:table-cell>
          <table:table-cell table:formula="of:=IF(AND([.BA122]&lt;&gt;&quot;?&quot;; [.BA123]&lt;&gt;&quot;?&quot;; [.BA122]&lt;&gt;[.BA123]); 1; 0)" office:value-type="float" office:value="0" calcext:value-type="float">
            <text:p>0</text:p>
          </table:table-cell>
          <table:table-cell table:formula="of:=IF(AND([.BB122]&lt;&gt;&quot;?&quot;; [.BB123]&lt;&gt;&quot;?&quot;; [.BB122]&lt;&gt;[.BB123]); 1; 0)" office:value-type="float" office:value="0" calcext:value-type="float">
            <text:p>0</text:p>
          </table:table-cell>
          <table:table-cell table:formula="of:=IF(AND([.BC122]&lt;&gt;&quot;?&quot;; [.BC123]&lt;&gt;&quot;?&quot;; [.BC122]&lt;&gt;[.BC123]); 1; 0)" office:value-type="float" office:value="0" calcext:value-type="float">
            <text:p>0</text:p>
          </table:table-cell>
          <table:table-cell table:formula="of:=IF(AND([.BD122]&lt;&gt;&quot;?&quot;; [.BD123]&lt;&gt;&quot;?&quot;; [.BD122]&lt;&gt;[.BD123]); 1; 0)" office:value-type="float" office:value="0" calcext:value-type="float">
            <text:p>0</text:p>
          </table:table-cell>
          <table:table-cell table:formula="of:=IF(AND([.BE122]&lt;&gt;&quot;?&quot;; [.BE123]&lt;&gt;&quot;?&quot;; [.BE122]&lt;&gt;[.BE123]); 1; 0)" office:value-type="float" office:value="0" calcext:value-type="float">
            <text:p>0</text:p>
          </table:table-cell>
          <table:table-cell table:formula="of:=IF(AND([.BF122]&lt;&gt;&quot;?&quot;; [.BF123]&lt;&gt;&quot;?&quot;; [.BF122]&lt;&gt;[.BF123]); 1; 0)" office:value-type="float" office:value="0" calcext:value-type="float">
            <text:p>0</text:p>
          </table:table-cell>
          <table:table-cell table:formula="of:=IF(AND([.BG122]&lt;&gt;&quot;?&quot;; [.BG123]&lt;&gt;&quot;?&quot;; [.BG122]&lt;&gt;[.BG123]); 1; 0)" office:value-type="float" office:value="0" calcext:value-type="float">
            <text:p>0</text:p>
          </table:table-cell>
          <table:table-cell table:formula="of:=IF(AND([.BH122]&lt;&gt;&quot;?&quot;; [.BH123]&lt;&gt;&quot;?&quot;; [.BH122]&lt;&gt;[.BH123]); 1; 0)" office:value-type="float" office:value="0" calcext:value-type="float">
            <text:p>0</text:p>
          </table:table-cell>
          <table:table-cell table:formula="of:=IF(AND([.BI122]&lt;&gt;&quot;?&quot;; [.BI123]&lt;&gt;&quot;?&quot;; [.BI122]&lt;&gt;[.BI123]); 1; 0)" office:value-type="float" office:value="0" calcext:value-type="float">
            <text:p>0</text:p>
          </table:table-cell>
          <table:table-cell table:formula="of:=IF(AND([.BJ122]&lt;&gt;&quot;?&quot;; [.BJ123]&lt;&gt;&quot;?&quot;; [.BJ122]&lt;&gt;[.BJ123]); 1; 0)" office:value-type="float" office:value="0" calcext:value-type="float">
            <text:p>0</text:p>
          </table:table-cell>
          <table:table-cell table:formula="of:=IF(AND([.BK122]&lt;&gt;&quot;?&quot;; [.BK123]&lt;&gt;&quot;?&quot;; [.BK122]&lt;&gt;[.BK123]); 1; 0)" office:value-type="float" office:value="0" calcext:value-type="float">
            <text:p>0</text:p>
          </table:table-cell>
          <table:table-cell table:formula="of:=IF(AND([.BL122]&lt;&gt;&quot;?&quot;; [.BL123]&lt;&gt;&quot;?&quot;; [.BL122]&lt;&gt;[.BL123]); 1; 0)" office:value-type="float" office:value="0" calcext:value-type="float">
            <text:p>0</text:p>
          </table:table-cell>
          <table:table-cell table:formula="of:=IF(AND([.BM122]&lt;&gt;&quot;?&quot;; [.BM123]&lt;&gt;&quot;?&quot;; [.BM122]&lt;&gt;[.BM123]); 1; 0)" office:value-type="float" office:value="1" calcext:value-type="float">
            <text:p>1</text:p>
          </table:table-cell>
          <table:table-cell table:formula="of:=IF(AND([.BN122]&lt;&gt;&quot;?&quot;; [.BN123]&lt;&gt;&quot;?&quot;; [.BN122]&lt;&gt;[.BN123]); 1; 0)" office:value-type="float" office:value="0" calcext:value-type="float">
            <text:p>0</text:p>
          </table:table-cell>
          <table:table-cell table:formula="of:=IF(AND([.BO122]&lt;&gt;&quot;?&quot;; [.BO123]&lt;&gt;&quot;?&quot;; [.BO122]&lt;&gt;[.BO123]); 1; 0)" office:value-type="float" office:value="0" calcext:value-type="float">
            <text:p>0</text:p>
          </table:table-cell>
          <table:table-cell table:formula="of:=IF(AND([.BP122]&lt;&gt;&quot;?&quot;; [.BP123]&lt;&gt;&quot;?&quot;; [.BP122]&lt;&gt;[.BP123]); 1; 0)" office:value-type="float" office:value="0" calcext:value-type="float">
            <text:p>0</text:p>
          </table:table-cell>
          <table:table-cell table:formula="of:=IF(AND([.BQ122]&lt;&gt;&quot;?&quot;; [.BQ123]&lt;&gt;&quot;?&quot;; [.BQ122]&lt;&gt;[.BQ123]); 1; 0)" office:value-type="float" office:value="0" calcext:value-type="float">
            <text:p>0</text:p>
          </table:table-cell>
          <table:table-cell table:formula="of:=IF(AND([.BR122]&lt;&gt;&quot;?&quot;; [.BR123]&lt;&gt;&quot;?&quot;; [.BR122]&lt;&gt;[.BR123]); 1; 0)" office:value-type="float" office:value="0" calcext:value-type="float">
            <text:p>0</text:p>
          </table:table-cell>
          <table:table-cell table:formula="of:=IF(AND([.BS122]&lt;&gt;&quot;?&quot;; [.BS123]&lt;&gt;&quot;?&quot;; [.BS122]&lt;&gt;[.BS123]); 1; 0)" office:value-type="float" office:value="0" calcext:value-type="float">
            <text:p>0</text:p>
          </table:table-cell>
          <table:table-cell table:formula="of:=IF(AND([.BT122]&lt;&gt;&quot;?&quot;; [.BT123]&lt;&gt;&quot;?&quot;; [.BT122]&lt;&gt;[.BT123]); 1; 0)" office:value-type="float" office:value="0" calcext:value-type="float">
            <text:p>0</text:p>
          </table:table-cell>
          <table:table-cell table:formula="of:=IF(AND([.BU122]&lt;&gt;&quot;?&quot;; [.BU123]&lt;&gt;&quot;?&quot;; [.BU122]&lt;&gt;[.BU123]); 1; 0)" office:value-type="float" office:value="0" calcext:value-type="float">
            <text:p>0</text:p>
          </table:table-cell>
          <table:table-cell table:formula="of:=IF(AND([.BV122]&lt;&gt;&quot;?&quot;; [.BV123]&lt;&gt;&quot;?&quot;; [.BV122]&lt;&gt;[.BV123]); 1; 0)" office:value-type="float" office:value="0" calcext:value-type="float">
            <text:p>0</text:p>
          </table:table-cell>
          <table:table-cell table:formula="of:=IF(AND([.BW122]&lt;&gt;&quot;?&quot;; [.BW123]&lt;&gt;&quot;?&quot;; [.BW122]&lt;&gt;[.BW123]); 1; 0)" office:value-type="float" office:value="0" calcext:value-type="float">
            <text:p>0</text:p>
          </table:table-cell>
          <table:table-cell table:formula="of:=IF(AND([.BX122]&lt;&gt;&quot;?&quot;; [.BX123]&lt;&gt;&quot;?&quot;; [.BX122]&lt;&gt;[.BX123]); 1; 0)" office:value-type="float" office:value="0" calcext:value-type="float">
            <text:p>0</text:p>
          </table:table-cell>
          <table:table-cell table:formula="of:=IF(AND([.BY122]&lt;&gt;&quot;?&quot;; [.BY123]&lt;&gt;&quot;?&quot;; [.BY122]&lt;&gt;[.BY123]); 1; 0)" office:value-type="float" office:value="0" calcext:value-type="float">
            <text:p>0</text:p>
          </table:table-cell>
          <table:table-cell table:formula="of:=IF(AND([.BZ122]&lt;&gt;&quot;?&quot;; [.BZ123]&lt;&gt;&quot;?&quot;; [.BZ122]&lt;&gt;[.BZ123]); 1; 0)" office:value-type="float" office:value="0" calcext:value-type="float">
            <text:p>0</text:p>
          </table:table-cell>
          <table:table-cell table:formula="of:=IF(AND([.CA122]&lt;&gt;&quot;?&quot;; [.CA123]&lt;&gt;&quot;?&quot;; [.CA122]&lt;&gt;[.CA123]); 1; 0)" office:value-type="float" office:value="1" calcext:value-type="float">
            <text:p>1</text:p>
          </table:table-cell>
          <table:table-cell table:formula="of:=IF(AND([.CB122]&lt;&gt;&quot;?&quot;; [.CB123]&lt;&gt;&quot;?&quot;; [.CB122]&lt;&gt;[.CB123]); 1; 0)" office:value-type="float" office:value="0" calcext:value-type="float">
            <text:p>0</text:p>
          </table:table-cell>
          <table:table-cell table:formula="of:=IF(AND([.CC122]&lt;&gt;&quot;?&quot;; [.CC123]&lt;&gt;&quot;?&quot;; [.CC122]&lt;&gt;[.CC123]); 1; 0)" office:value-type="float" office:value="1" calcext:value-type="float">
            <text:p>1</text:p>
          </table:table-cell>
          <table:table-cell table:formula="of:=IF(AND([.CD122]&lt;&gt;&quot;?&quot;; [.CD123]&lt;&gt;&quot;?&quot;; [.CD122]&lt;&gt;[.CD123]); 1; 0)" office:value-type="float" office:value="0" calcext:value-type="float">
            <text:p>0</text:p>
          </table:table-cell>
          <table:table-cell table:formula="of:=IF(AND([.CE122]&lt;&gt;&quot;?&quot;; [.CE123]&lt;&gt;&quot;?&quot;; [.CE122]&lt;&gt;[.CE123]); 1; 0)" office:value-type="float" office:value="0" calcext:value-type="float">
            <text:p>0</text:p>
          </table:table-cell>
          <table:table-cell table:formula="of:=IF(AND([.CF122]&lt;&gt;&quot;?&quot;; [.CF123]&lt;&gt;&quot;?&quot;; [.CF122]&lt;&gt;[.CF123]); 1; 0)" office:value-type="float" office:value="0" calcext:value-type="float">
            <text:p>0</text:p>
          </table:table-cell>
          <table:table-cell table:formula="of:=IF(AND([.CG122]&lt;&gt;&quot;?&quot;; [.CG123]&lt;&gt;&quot;?&quot;; [.CG122]&lt;&gt;[.CG123]); 1; 0)" office:value-type="float" office:value="0" calcext:value-type="float">
            <text:p>0</text:p>
          </table:table-cell>
          <table:table-cell table:formula="of:=IF(AND([.CH122]&lt;&gt;&quot;?&quot;; [.CH123]&lt;&gt;&quot;?&quot;; [.CH122]&lt;&gt;[.CH123]); 1; 0)" office:value-type="float" office:value="1" calcext:value-type="float">
            <text:p>1</text:p>
          </table:table-cell>
          <table:table-cell table:formula="of:=IF(AND([.CI122]&lt;&gt;&quot;?&quot;; [.CI123]&lt;&gt;&quot;?&quot;; [.CI122]&lt;&gt;[.CI123]); 1; 0)" office:value-type="float" office:value="1" calcext:value-type="float">
            <text:p>1</text:p>
          </table:table-cell>
          <table:table-cell table:formula="of:=IF(AND([.CJ122]&lt;&gt;&quot;?&quot;; [.CJ123]&lt;&gt;&quot;?&quot;; [.CJ122]&lt;&gt;[.CJ123]); 1; 0)" office:value-type="float" office:value="1" calcext:value-type="float">
            <text:p>1</text:p>
          </table:table-cell>
          <table:table-cell table:formula="of:=IF(AND([.CK122]&lt;&gt;&quot;?&quot;; [.CK123]&lt;&gt;&quot;?&quot;; [.CK122]&lt;&gt;[.CK123]); 1; 0)" office:value-type="float" office:value="0" calcext:value-type="float">
            <text:p>0</text:p>
          </table:table-cell>
          <table:table-cell table:formula="of:=IF(AND([.CL122]&lt;&gt;&quot;?&quot;; [.CL123]&lt;&gt;&quot;?&quot;; [.CL122]&lt;&gt;[.CL123]); 1; 0)" office:value-type="float" office:value="1" calcext:value-type="float">
            <text:p>1</text:p>
          </table:table-cell>
          <table:table-cell table:formula="of:=IF(AND([.CM122]&lt;&gt;&quot;?&quot;; [.CM123]&lt;&gt;&quot;?&quot;; [.CM122]&lt;&gt;[.CM123]); 1; 0)" office:value-type="float" office:value="0" calcext:value-type="float">
            <text:p>0</text:p>
          </table:table-cell>
          <table:table-cell table:formula="of:=IF(AND([.CN122]&lt;&gt;&quot;?&quot;; [.CN123]&lt;&gt;&quot;?&quot;; [.CN122]&lt;&gt;[.CN123]); 1; 0)" office:value-type="float" office:value="0" calcext:value-type="float">
            <text:p>0</text:p>
          </table:table-cell>
          <table:table-cell table:formula="of:=IF(AND([.CO122]&lt;&gt;&quot;?&quot;; [.CO123]&lt;&gt;&quot;?&quot;; [.CO122]&lt;&gt;[.CO123]); 1; 0)" office:value-type="float" office:value="0" calcext:value-type="float">
            <text:p>0</text:p>
          </table:table-cell>
          <table:table-cell table:formula="of:=SUM([.B124:.CO124])" office:value-type="float" office:value="20" calcext:value-type="float">
            <text:p>20</text:p>
          </table:table-cell>
          <table:table-cell table:number-columns-repeated="93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aniocrinu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Cadocrin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?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DIFF</text:p>
          </table:table-cell>
          <table:table-cell table:formula="of:=IF(AND([.B126]&lt;&gt;&quot;?&quot;; [.B127]&lt;&gt;&quot;?&quot;; [.B126]&lt;&gt;[.B127]); 1; 0)" office:value-type="float" office:value="1" calcext:value-type="float">
            <text:p>1</text:p>
          </table:table-cell>
          <table:table-cell table:formula="of:=IF(AND([.C126]&lt;&gt;&quot;?&quot;; [.C127]&lt;&gt;&quot;?&quot;; [.C126]&lt;&gt;[.C127]); 1; 0)" office:value-type="float" office:value="0" calcext:value-type="float">
            <text:p>0</text:p>
          </table:table-cell>
          <table:table-cell table:formula="of:=IF(AND([.D126]&lt;&gt;&quot;?&quot;; [.D127]&lt;&gt;&quot;?&quot;; [.D126]&lt;&gt;[.D127]); 1; 0)" office:value-type="float" office:value="1" calcext:value-type="float">
            <text:p>1</text:p>
          </table:table-cell>
          <table:table-cell table:formula="of:=IF(AND([.E126]&lt;&gt;&quot;?&quot;; [.E127]&lt;&gt;&quot;?&quot;; [.E126]&lt;&gt;[.E127]); 1; 0)" office:value-type="float" office:value="0" calcext:value-type="float">
            <text:p>0</text:p>
          </table:table-cell>
          <table:table-cell table:formula="of:=IF(AND([.F126]&lt;&gt;&quot;?&quot;; [.F127]&lt;&gt;&quot;?&quot;; [.F126]&lt;&gt;[.F127]); 1; 0)" office:value-type="float" office:value="0" calcext:value-type="float">
            <text:p>0</text:p>
          </table:table-cell>
          <table:table-cell table:formula="of:=IF(AND([.G126]&lt;&gt;&quot;?&quot;; [.G127]&lt;&gt;&quot;?&quot;; [.G126]&lt;&gt;[.G127]); 1; 0)" office:value-type="float" office:value="0" calcext:value-type="float">
            <text:p>0</text:p>
          </table:table-cell>
          <table:table-cell table:formula="of:=IF(AND([.H126]&lt;&gt;&quot;?&quot;; [.H127]&lt;&gt;&quot;?&quot;; [.H126]&lt;&gt;[.H127]); 1; 0)" office:value-type="float" office:value="1" calcext:value-type="float">
            <text:p>1</text:p>
          </table:table-cell>
          <table:table-cell table:formula="of:=IF(AND([.I126]&lt;&gt;&quot;?&quot;; [.I127]&lt;&gt;&quot;?&quot;; [.I126]&lt;&gt;[.I127]); 1; 0)" office:value-type="float" office:value="1" calcext:value-type="float">
            <text:p>1</text:p>
          </table:table-cell>
          <table:table-cell table:formula="of:=IF(AND([.J126]&lt;&gt;&quot;?&quot;; [.J127]&lt;&gt;&quot;?&quot;; [.J126]&lt;&gt;[.J127]); 1; 0)" office:value-type="float" office:value="1" calcext:value-type="float">
            <text:p>1</text:p>
          </table:table-cell>
          <table:table-cell table:formula="of:=IF(AND([.K126]&lt;&gt;&quot;?&quot;; [.K127]&lt;&gt;&quot;?&quot;; [.K126]&lt;&gt;[.K127]); 1; 0)" office:value-type="float" office:value="0" calcext:value-type="float">
            <text:p>0</text:p>
          </table:table-cell>
          <table:table-cell table:formula="of:=IF(AND([.L126]&lt;&gt;&quot;?&quot;; [.L127]&lt;&gt;&quot;?&quot;; [.L126]&lt;&gt;[.L127]); 1; 0)" office:value-type="float" office:value="0" calcext:value-type="float">
            <text:p>0</text:p>
          </table:table-cell>
          <table:table-cell table:formula="of:=IF(AND([.M126]&lt;&gt;&quot;?&quot;; [.M127]&lt;&gt;&quot;?&quot;; [.M126]&lt;&gt;[.M127]); 1; 0)" office:value-type="float" office:value="0" calcext:value-type="float">
            <text:p>0</text:p>
          </table:table-cell>
          <table:table-cell table:formula="of:=IF(AND([.N126]&lt;&gt;&quot;?&quot;; [.N127]&lt;&gt;&quot;?&quot;; [.N126]&lt;&gt;[.N127]); 1; 0)" office:value-type="float" office:value="1" calcext:value-type="float">
            <text:p>1</text:p>
          </table:table-cell>
          <table:table-cell table:formula="of:=IF(AND([.O126]&lt;&gt;&quot;?&quot;; [.O127]&lt;&gt;&quot;?&quot;; [.O126]&lt;&gt;[.O127]); 1; 0)" office:value-type="float" office:value="1" calcext:value-type="float">
            <text:p>1</text:p>
          </table:table-cell>
          <table:table-cell table:formula="of:=IF(AND([.P126]&lt;&gt;&quot;?&quot;; [.P127]&lt;&gt;&quot;?&quot;; [.P126]&lt;&gt;[.P127]); 1; 0)" office:value-type="float" office:value="0" calcext:value-type="float">
            <text:p>0</text:p>
          </table:table-cell>
          <table:table-cell table:formula="of:=IF(AND([.Q126]&lt;&gt;&quot;?&quot;; [.Q127]&lt;&gt;&quot;?&quot;; [.Q126]&lt;&gt;[.Q127]); 1; 0)" office:value-type="float" office:value="1" calcext:value-type="float">
            <text:p>1</text:p>
          </table:table-cell>
          <table:table-cell table:formula="of:=IF(AND([.R126]&lt;&gt;&quot;?&quot;; [.R127]&lt;&gt;&quot;?&quot;; [.R126]&lt;&gt;[.R127]); 1; 0)" office:value-type="float" office:value="1" calcext:value-type="float">
            <text:p>1</text:p>
          </table:table-cell>
          <table:table-cell table:formula="of:=IF(AND([.S126]&lt;&gt;&quot;?&quot;; [.S127]&lt;&gt;&quot;?&quot;; [.S126]&lt;&gt;[.S127]); 1; 0)" office:value-type="float" office:value="0" calcext:value-type="float">
            <text:p>0</text:p>
          </table:table-cell>
          <table:table-cell table:formula="of:=IF(AND([.T126]&lt;&gt;&quot;?&quot;; [.T127]&lt;&gt;&quot;?&quot;; [.T126]&lt;&gt;[.T127]); 1; 0)" office:value-type="float" office:value="0" calcext:value-type="float">
            <text:p>0</text:p>
          </table:table-cell>
          <table:table-cell table:formula="of:=IF(AND([.U126]&lt;&gt;&quot;?&quot;; [.U127]&lt;&gt;&quot;?&quot;; [.U126]&lt;&gt;[.U127]); 1; 0)" office:value-type="float" office:value="1" calcext:value-type="float">
            <text:p>1</text:p>
          </table:table-cell>
          <table:table-cell table:formula="of:=IF(AND([.V126]&lt;&gt;&quot;?&quot;; [.V127]&lt;&gt;&quot;?&quot;; [.V126]&lt;&gt;[.V127]); 1; 0)" office:value-type="float" office:value="0" calcext:value-type="float">
            <text:p>0</text:p>
          </table:table-cell>
          <table:table-cell table:formula="of:=IF(AND([.W126]&lt;&gt;&quot;?&quot;; [.W127]&lt;&gt;&quot;?&quot;; [.W126]&lt;&gt;[.W127]); 1; 0)" office:value-type="float" office:value="0" calcext:value-type="float">
            <text:p>0</text:p>
          </table:table-cell>
          <table:table-cell table:formula="of:=IF(AND([.X126]&lt;&gt;&quot;?&quot;; [.X127]&lt;&gt;&quot;?&quot;; [.X126]&lt;&gt;[.X127]); 1; 0)" office:value-type="float" office:value="0" calcext:value-type="float">
            <text:p>0</text:p>
          </table:table-cell>
          <table:table-cell table:formula="of:=IF(AND([.Y126]&lt;&gt;&quot;?&quot;; [.Y127]&lt;&gt;&quot;?&quot;; [.Y126]&lt;&gt;[.Y127]); 1; 0)" office:value-type="float" office:value="0" calcext:value-type="float">
            <text:p>0</text:p>
          </table:table-cell>
          <table:table-cell table:formula="of:=IF(AND([.Z126]&lt;&gt;&quot;?&quot;; [.Z127]&lt;&gt;&quot;?&quot;; [.Z126]&lt;&gt;[.Z127]); 1; 0)" office:value-type="float" office:value="1" calcext:value-type="float">
            <text:p>1</text:p>
          </table:table-cell>
          <table:table-cell table:formula="of:=IF(AND([.AA126]&lt;&gt;&quot;?&quot;; [.AA127]&lt;&gt;&quot;?&quot;; [.AA126]&lt;&gt;[.AA127]); 1; 0)" office:value-type="float" office:value="0" calcext:value-type="float">
            <text:p>0</text:p>
          </table:table-cell>
          <table:table-cell table:formula="of:=IF(AND([.AB126]&lt;&gt;&quot;?&quot;; [.AB127]&lt;&gt;&quot;?&quot;; [.AB126]&lt;&gt;[.AB127]); 1; 0)" office:value-type="float" office:value="0" calcext:value-type="float">
            <text:p>0</text:p>
          </table:table-cell>
          <table:table-cell table:formula="of:=IF(AND([.AC126]&lt;&gt;&quot;?&quot;; [.AC127]&lt;&gt;&quot;?&quot;; [.AC126]&lt;&gt;[.AC127]); 1; 0)" office:value-type="float" office:value="1" calcext:value-type="float">
            <text:p>1</text:p>
          </table:table-cell>
          <table:table-cell table:formula="of:=IF(AND([.AD126]&lt;&gt;&quot;?&quot;; [.AD127]&lt;&gt;&quot;?&quot;; [.AD126]&lt;&gt;[.AD127]); 1; 0)" office:value-type="float" office:value="0" calcext:value-type="float">
            <text:p>0</text:p>
          </table:table-cell>
          <table:table-cell table:formula="of:=IF(AND([.AE126]&lt;&gt;&quot;?&quot;; [.AE127]&lt;&gt;&quot;?&quot;; [.AE126]&lt;&gt;[.AE127]); 1; 0)" office:value-type="float" office:value="0" calcext:value-type="float">
            <text:p>0</text:p>
          </table:table-cell>
          <table:table-cell table:formula="of:=IF(AND([.AF126]&lt;&gt;&quot;?&quot;; [.AF127]&lt;&gt;&quot;?&quot;; [.AF126]&lt;&gt;[.AF127]); 1; 0)" office:value-type="float" office:value="0" calcext:value-type="float">
            <text:p>0</text:p>
          </table:table-cell>
          <table:table-cell table:formula="of:=IF(AND([.AG126]&lt;&gt;&quot;?&quot;; [.AG127]&lt;&gt;&quot;?&quot;; [.AG126]&lt;&gt;[.AG127]); 1; 0)" office:value-type="float" office:value="0" calcext:value-type="float">
            <text:p>0</text:p>
          </table:table-cell>
          <table:table-cell table:formula="of:=IF(AND([.AH126]&lt;&gt;&quot;?&quot;; [.AH127]&lt;&gt;&quot;?&quot;; [.AH126]&lt;&gt;[.AH127]); 1; 0)" office:value-type="float" office:value="0" calcext:value-type="float">
            <text:p>0</text:p>
          </table:table-cell>
          <table:table-cell table:formula="of:=IF(AND([.AI126]&lt;&gt;&quot;?&quot;; [.AI127]&lt;&gt;&quot;?&quot;; [.AI126]&lt;&gt;[.AI127]); 1; 0)" office:value-type="float" office:value="0" calcext:value-type="float">
            <text:p>0</text:p>
          </table:table-cell>
          <table:table-cell table:formula="of:=IF(AND([.AJ126]&lt;&gt;&quot;?&quot;; [.AJ127]&lt;&gt;&quot;?&quot;; [.AJ126]&lt;&gt;[.AJ127]); 1; 0)" office:value-type="float" office:value="1" calcext:value-type="float">
            <text:p>1</text:p>
          </table:table-cell>
          <table:table-cell table:formula="of:=IF(AND([.AK126]&lt;&gt;&quot;?&quot;; [.AK127]&lt;&gt;&quot;?&quot;; [.AK126]&lt;&gt;[.AK127]); 1; 0)" office:value-type="float" office:value="0" calcext:value-type="float">
            <text:p>0</text:p>
          </table:table-cell>
          <table:table-cell table:formula="of:=IF(AND([.AL126]&lt;&gt;&quot;?&quot;; [.AL127]&lt;&gt;&quot;?&quot;; [.AL126]&lt;&gt;[.AL127]); 1; 0)" office:value-type="float" office:value="0" calcext:value-type="float">
            <text:p>0</text:p>
          </table:table-cell>
          <table:table-cell table:formula="of:=IF(AND([.AM126]&lt;&gt;&quot;?&quot;; [.AM127]&lt;&gt;&quot;?&quot;; [.AM126]&lt;&gt;[.AM127]); 1; 0)" office:value-type="float" office:value="0" calcext:value-type="float">
            <text:p>0</text:p>
          </table:table-cell>
          <table:table-cell table:formula="of:=IF(AND([.AN126]&lt;&gt;&quot;?&quot;; [.AN127]&lt;&gt;&quot;?&quot;; [.AN126]&lt;&gt;[.AN127]); 1; 0)" office:value-type="float" office:value="0" calcext:value-type="float">
            <text:p>0</text:p>
          </table:table-cell>
          <table:table-cell table:formula="of:=IF(AND([.AO126]&lt;&gt;&quot;?&quot;; [.AO127]&lt;&gt;&quot;?&quot;; [.AO126]&lt;&gt;[.AO127]); 1; 0)" office:value-type="float" office:value="0" calcext:value-type="float">
            <text:p>0</text:p>
          </table:table-cell>
          <table:table-cell table:formula="of:=IF(AND([.AP126]&lt;&gt;&quot;?&quot;; [.AP127]&lt;&gt;&quot;?&quot;; [.AP126]&lt;&gt;[.AP127]); 1; 0)" office:value-type="float" office:value="0" calcext:value-type="float">
            <text:p>0</text:p>
          </table:table-cell>
          <table:table-cell table:formula="of:=IF(AND([.AQ126]&lt;&gt;&quot;?&quot;; [.AQ127]&lt;&gt;&quot;?&quot;; [.AQ126]&lt;&gt;[.AQ127]); 1; 0)" office:value-type="float" office:value="0" calcext:value-type="float">
            <text:p>0</text:p>
          </table:table-cell>
          <table:table-cell table:formula="of:=IF(AND([.AR126]&lt;&gt;&quot;?&quot;; [.AR127]&lt;&gt;&quot;?&quot;; [.AR126]&lt;&gt;[.AR127]); 1; 0)" office:value-type="float" office:value="0" calcext:value-type="float">
            <text:p>0</text:p>
          </table:table-cell>
          <table:table-cell table:formula="of:=IF(AND([.AS126]&lt;&gt;&quot;?&quot;; [.AS127]&lt;&gt;&quot;?&quot;; [.AS126]&lt;&gt;[.AS127]); 1; 0)" office:value-type="float" office:value="0" calcext:value-type="float">
            <text:p>0</text:p>
          </table:table-cell>
          <table:table-cell table:formula="of:=IF(AND([.AT126]&lt;&gt;&quot;?&quot;; [.AT127]&lt;&gt;&quot;?&quot;; [.AT126]&lt;&gt;[.AT127]); 1; 0)" office:value-type="float" office:value="0" calcext:value-type="float">
            <text:p>0</text:p>
          </table:table-cell>
          <table:table-cell table:formula="of:=IF(AND([.AU126]&lt;&gt;&quot;?&quot;; [.AU127]&lt;&gt;&quot;?&quot;; [.AU126]&lt;&gt;[.AU127]); 1; 0)" office:value-type="float" office:value="0" calcext:value-type="float">
            <text:p>0</text:p>
          </table:table-cell>
          <table:table-cell table:formula="of:=IF(AND([.AV126]&lt;&gt;&quot;?&quot;; [.AV127]&lt;&gt;&quot;?&quot;; [.AV126]&lt;&gt;[.AV127]); 1; 0)" office:value-type="float" office:value="0" calcext:value-type="float">
            <text:p>0</text:p>
          </table:table-cell>
          <table:table-cell table:formula="of:=IF(AND([.AW126]&lt;&gt;&quot;?&quot;; [.AW127]&lt;&gt;&quot;?&quot;; [.AW126]&lt;&gt;[.AW127]); 1; 0)" office:value-type="float" office:value="0" calcext:value-type="float">
            <text:p>0</text:p>
          </table:table-cell>
          <table:table-cell table:formula="of:=IF(AND([.AX126]&lt;&gt;&quot;?&quot;; [.AX127]&lt;&gt;&quot;?&quot;; [.AX126]&lt;&gt;[.AX127]); 1; 0)" office:value-type="float" office:value="0" calcext:value-type="float">
            <text:p>0</text:p>
          </table:table-cell>
          <table:table-cell table:formula="of:=IF(AND([.AY126]&lt;&gt;&quot;?&quot;; [.AY127]&lt;&gt;&quot;?&quot;; [.AY126]&lt;&gt;[.AY127]); 1; 0)" office:value-type="float" office:value="0" calcext:value-type="float">
            <text:p>0</text:p>
          </table:table-cell>
          <table:table-cell table:formula="of:=IF(AND([.AZ126]&lt;&gt;&quot;?&quot;; [.AZ127]&lt;&gt;&quot;?&quot;; [.AZ126]&lt;&gt;[.AZ127]); 1; 0)" office:value-type="float" office:value="0" calcext:value-type="float">
            <text:p>0</text:p>
          </table:table-cell>
          <table:table-cell table:formula="of:=IF(AND([.BA126]&lt;&gt;&quot;?&quot;; [.BA127]&lt;&gt;&quot;?&quot;; [.BA126]&lt;&gt;[.BA127]); 1; 0)" office:value-type="float" office:value="0" calcext:value-type="float">
            <text:p>0</text:p>
          </table:table-cell>
          <table:table-cell table:formula="of:=IF(AND([.BB126]&lt;&gt;&quot;?&quot;; [.BB127]&lt;&gt;&quot;?&quot;; [.BB126]&lt;&gt;[.BB127]); 1; 0)" office:value-type="float" office:value="0" calcext:value-type="float">
            <text:p>0</text:p>
          </table:table-cell>
          <table:table-cell table:formula="of:=IF(AND([.BC126]&lt;&gt;&quot;?&quot;; [.BC127]&lt;&gt;&quot;?&quot;; [.BC126]&lt;&gt;[.BC127]); 1; 0)" office:value-type="float" office:value="0" calcext:value-type="float">
            <text:p>0</text:p>
          </table:table-cell>
          <table:table-cell table:formula="of:=IF(AND([.BD126]&lt;&gt;&quot;?&quot;; [.BD127]&lt;&gt;&quot;?&quot;; [.BD126]&lt;&gt;[.BD127]); 1; 0)" office:value-type="float" office:value="0" calcext:value-type="float">
            <text:p>0</text:p>
          </table:table-cell>
          <table:table-cell table:formula="of:=IF(AND([.BE126]&lt;&gt;&quot;?&quot;; [.BE127]&lt;&gt;&quot;?&quot;; [.BE126]&lt;&gt;[.BE127]); 1; 0)" office:value-type="float" office:value="0" calcext:value-type="float">
            <text:p>0</text:p>
          </table:table-cell>
          <table:table-cell table:formula="of:=IF(AND([.BF126]&lt;&gt;&quot;?&quot;; [.BF127]&lt;&gt;&quot;?&quot;; [.BF126]&lt;&gt;[.BF127]); 1; 0)" office:value-type="float" office:value="0" calcext:value-type="float">
            <text:p>0</text:p>
          </table:table-cell>
          <table:table-cell table:formula="of:=IF(AND([.BG126]&lt;&gt;&quot;?&quot;; [.BG127]&lt;&gt;&quot;?&quot;; [.BG126]&lt;&gt;[.BG127]); 1; 0)" office:value-type="float" office:value="0" calcext:value-type="float">
            <text:p>0</text:p>
          </table:table-cell>
          <table:table-cell table:formula="of:=IF(AND([.BH126]&lt;&gt;&quot;?&quot;; [.BH127]&lt;&gt;&quot;?&quot;; [.BH126]&lt;&gt;[.BH127]); 1; 0)" office:value-type="float" office:value="0" calcext:value-type="float">
            <text:p>0</text:p>
          </table:table-cell>
          <table:table-cell table:formula="of:=IF(AND([.BI126]&lt;&gt;&quot;?&quot;; [.BI127]&lt;&gt;&quot;?&quot;; [.BI126]&lt;&gt;[.BI127]); 1; 0)" office:value-type="float" office:value="0" calcext:value-type="float">
            <text:p>0</text:p>
          </table:table-cell>
          <table:table-cell table:formula="of:=IF(AND([.BJ126]&lt;&gt;&quot;?&quot;; [.BJ127]&lt;&gt;&quot;?&quot;; [.BJ126]&lt;&gt;[.BJ127]); 1; 0)" office:value-type="float" office:value="0" calcext:value-type="float">
            <text:p>0</text:p>
          </table:table-cell>
          <table:table-cell table:formula="of:=IF(AND([.BK126]&lt;&gt;&quot;?&quot;; [.BK127]&lt;&gt;&quot;?&quot;; [.BK126]&lt;&gt;[.BK127]); 1; 0)" office:value-type="float" office:value="0" calcext:value-type="float">
            <text:p>0</text:p>
          </table:table-cell>
          <table:table-cell table:formula="of:=IF(AND([.BL126]&lt;&gt;&quot;?&quot;; [.BL127]&lt;&gt;&quot;?&quot;; [.BL126]&lt;&gt;[.BL127]); 1; 0)" office:value-type="float" office:value="0" calcext:value-type="float">
            <text:p>0</text:p>
          </table:table-cell>
          <table:table-cell table:formula="of:=IF(AND([.BM126]&lt;&gt;&quot;?&quot;; [.BM127]&lt;&gt;&quot;?&quot;; [.BM126]&lt;&gt;[.BM127]); 1; 0)" office:value-type="float" office:value="1" calcext:value-type="float">
            <text:p>1</text:p>
          </table:table-cell>
          <table:table-cell table:formula="of:=IF(AND([.BN126]&lt;&gt;&quot;?&quot;; [.BN127]&lt;&gt;&quot;?&quot;; [.BN126]&lt;&gt;[.BN127]); 1; 0)" office:value-type="float" office:value="0" calcext:value-type="float">
            <text:p>0</text:p>
          </table:table-cell>
          <table:table-cell table:formula="of:=IF(AND([.BO126]&lt;&gt;&quot;?&quot;; [.BO127]&lt;&gt;&quot;?&quot;; [.BO126]&lt;&gt;[.BO127]); 1; 0)" office:value-type="float" office:value="0" calcext:value-type="float">
            <text:p>0</text:p>
          </table:table-cell>
          <table:table-cell table:formula="of:=IF(AND([.BP126]&lt;&gt;&quot;?&quot;; [.BP127]&lt;&gt;&quot;?&quot;; [.BP126]&lt;&gt;[.BP127]); 1; 0)" office:value-type="float" office:value="0" calcext:value-type="float">
            <text:p>0</text:p>
          </table:table-cell>
          <table:table-cell table:formula="of:=IF(AND([.BQ126]&lt;&gt;&quot;?&quot;; [.BQ127]&lt;&gt;&quot;?&quot;; [.BQ126]&lt;&gt;[.BQ127]); 1; 0)" office:value-type="float" office:value="0" calcext:value-type="float">
            <text:p>0</text:p>
          </table:table-cell>
          <table:table-cell table:formula="of:=IF(AND([.BR126]&lt;&gt;&quot;?&quot;; [.BR127]&lt;&gt;&quot;?&quot;; [.BR126]&lt;&gt;[.BR127]); 1; 0)" office:value-type="float" office:value="0" calcext:value-type="float">
            <text:p>0</text:p>
          </table:table-cell>
          <table:table-cell table:formula="of:=IF(AND([.BS126]&lt;&gt;&quot;?&quot;; [.BS127]&lt;&gt;&quot;?&quot;; [.BS126]&lt;&gt;[.BS127]); 1; 0)" office:value-type="float" office:value="0" calcext:value-type="float">
            <text:p>0</text:p>
          </table:table-cell>
          <table:table-cell table:formula="of:=IF(AND([.BT126]&lt;&gt;&quot;?&quot;; [.BT127]&lt;&gt;&quot;?&quot;; [.BT126]&lt;&gt;[.BT127]); 1; 0)" office:value-type="float" office:value="0" calcext:value-type="float">
            <text:p>0</text:p>
          </table:table-cell>
          <table:table-cell table:formula="of:=IF(AND([.BU126]&lt;&gt;&quot;?&quot;; [.BU127]&lt;&gt;&quot;?&quot;; [.BU126]&lt;&gt;[.BU127]); 1; 0)" office:value-type="float" office:value="0" calcext:value-type="float">
            <text:p>0</text:p>
          </table:table-cell>
          <table:table-cell table:formula="of:=IF(AND([.BV126]&lt;&gt;&quot;?&quot;; [.BV127]&lt;&gt;&quot;?&quot;; [.BV126]&lt;&gt;[.BV127]); 1; 0)" office:value-type="float" office:value="0" calcext:value-type="float">
            <text:p>0</text:p>
          </table:table-cell>
          <table:table-cell table:formula="of:=IF(AND([.BW126]&lt;&gt;&quot;?&quot;; [.BW127]&lt;&gt;&quot;?&quot;; [.BW126]&lt;&gt;[.BW127]); 1; 0)" office:value-type="float" office:value="0" calcext:value-type="float">
            <text:p>0</text:p>
          </table:table-cell>
          <table:table-cell table:formula="of:=IF(AND([.BX126]&lt;&gt;&quot;?&quot;; [.BX127]&lt;&gt;&quot;?&quot;; [.BX126]&lt;&gt;[.BX127]); 1; 0)" office:value-type="float" office:value="0" calcext:value-type="float">
            <text:p>0</text:p>
          </table:table-cell>
          <table:table-cell table:formula="of:=IF(AND([.BY126]&lt;&gt;&quot;?&quot;; [.BY127]&lt;&gt;&quot;?&quot;; [.BY126]&lt;&gt;[.BY127]); 1; 0)" office:value-type="float" office:value="0" calcext:value-type="float">
            <text:p>0</text:p>
          </table:table-cell>
          <table:table-cell table:formula="of:=IF(AND([.BZ126]&lt;&gt;&quot;?&quot;; [.BZ127]&lt;&gt;&quot;?&quot;; [.BZ126]&lt;&gt;[.BZ127]); 1; 0)" office:value-type="float" office:value="0" calcext:value-type="float">
            <text:p>0</text:p>
          </table:table-cell>
          <table:table-cell table:formula="of:=IF(AND([.CA126]&lt;&gt;&quot;?&quot;; [.CA127]&lt;&gt;&quot;?&quot;; [.CA126]&lt;&gt;[.CA127]); 1; 0)" office:value-type="float" office:value="0" calcext:value-type="float">
            <text:p>0</text:p>
          </table:table-cell>
          <table:table-cell table:formula="of:=IF(AND([.CB126]&lt;&gt;&quot;?&quot;; [.CB127]&lt;&gt;&quot;?&quot;; [.CB126]&lt;&gt;[.CB127]); 1; 0)" office:value-type="float" office:value="0" calcext:value-type="float">
            <text:p>0</text:p>
          </table:table-cell>
          <table:table-cell table:formula="of:=IF(AND([.CC126]&lt;&gt;&quot;?&quot;; [.CC127]&lt;&gt;&quot;?&quot;; [.CC126]&lt;&gt;[.CC127]); 1; 0)" office:value-type="float" office:value="0" calcext:value-type="float">
            <text:p>0</text:p>
          </table:table-cell>
          <table:table-cell table:formula="of:=IF(AND([.CD126]&lt;&gt;&quot;?&quot;; [.CD127]&lt;&gt;&quot;?&quot;; [.CD126]&lt;&gt;[.CD127]); 1; 0)" office:value-type="float" office:value="0" calcext:value-type="float">
            <text:p>0</text:p>
          </table:table-cell>
          <table:table-cell table:formula="of:=IF(AND([.CE126]&lt;&gt;&quot;?&quot;; [.CE127]&lt;&gt;&quot;?&quot;; [.CE126]&lt;&gt;[.CE127]); 1; 0)" office:value-type="float" office:value="0" calcext:value-type="float">
            <text:p>0</text:p>
          </table:table-cell>
          <table:table-cell table:formula="of:=IF(AND([.CF126]&lt;&gt;&quot;?&quot;; [.CF127]&lt;&gt;&quot;?&quot;; [.CF126]&lt;&gt;[.CF127]); 1; 0)" office:value-type="float" office:value="0" calcext:value-type="float">
            <text:p>0</text:p>
          </table:table-cell>
          <table:table-cell table:formula="of:=IF(AND([.CG126]&lt;&gt;&quot;?&quot;; [.CG127]&lt;&gt;&quot;?&quot;; [.CG126]&lt;&gt;[.CG127]); 1; 0)" office:value-type="float" office:value="0" calcext:value-type="float">
            <text:p>0</text:p>
          </table:table-cell>
          <table:table-cell table:formula="of:=IF(AND([.CH126]&lt;&gt;&quot;?&quot;; [.CH127]&lt;&gt;&quot;?&quot;; [.CH126]&lt;&gt;[.CH127]); 1; 0)" office:value-type="float" office:value="0" calcext:value-type="float">
            <text:p>0</text:p>
          </table:table-cell>
          <table:table-cell table:formula="of:=IF(AND([.CI126]&lt;&gt;&quot;?&quot;; [.CI127]&lt;&gt;&quot;?&quot;; [.CI126]&lt;&gt;[.CI127]); 1; 0)" office:value-type="float" office:value="0" calcext:value-type="float">
            <text:p>0</text:p>
          </table:table-cell>
          <table:table-cell table:formula="of:=IF(AND([.CJ126]&lt;&gt;&quot;?&quot;; [.CJ127]&lt;&gt;&quot;?&quot;; [.CJ126]&lt;&gt;[.CJ127]); 1; 0)" office:value-type="float" office:value="0" calcext:value-type="float">
            <text:p>0</text:p>
          </table:table-cell>
          <table:table-cell table:formula="of:=IF(AND([.CK126]&lt;&gt;&quot;?&quot;; [.CK127]&lt;&gt;&quot;?&quot;; [.CK126]&lt;&gt;[.CK127]); 1; 0)" office:value-type="float" office:value="0" calcext:value-type="float">
            <text:p>0</text:p>
          </table:table-cell>
          <table:table-cell table:formula="of:=IF(AND([.CL126]&lt;&gt;&quot;?&quot;; [.CL127]&lt;&gt;&quot;?&quot;; [.CL126]&lt;&gt;[.CL127]); 1; 0)" office:value-type="float" office:value="0" calcext:value-type="float">
            <text:p>0</text:p>
          </table:table-cell>
          <table:table-cell table:formula="of:=IF(AND([.CM126]&lt;&gt;&quot;?&quot;; [.CM127]&lt;&gt;&quot;?&quot;; [.CM126]&lt;&gt;[.CM127]); 1; 0)" office:value-type="float" office:value="0" calcext:value-type="float">
            <text:p>0</text:p>
          </table:table-cell>
          <table:table-cell table:formula="of:=IF(AND([.CN126]&lt;&gt;&quot;?&quot;; [.CN127]&lt;&gt;&quot;?&quot;; [.CN126]&lt;&gt;[.CN127]); 1; 0)" office:value-type="float" office:value="0" calcext:value-type="float">
            <text:p>0</text:p>
          </table:table-cell>
          <table:table-cell table:formula="of:=IF(AND([.CO126]&lt;&gt;&quot;?&quot;; [.CO127]&lt;&gt;&quot;?&quot;; [.CO126]&lt;&gt;[.CO127]); 1; 0)" office:value-type="float" office:value="0" calcext:value-type="float">
            <text:p>0</text:p>
          </table:table-cell>
          <table:table-cell table:formula="of:=SUM([.B128:.CO128])" office:value-type="float" office:value="14" calcext:value-type="float">
            <text:p>14</text:p>
          </table:table-cell>
          <table:table-cell table:number-columns-repeated="9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07:42:25.018234650</meta:creation-date>
    <dc:date>2018-04-18T08:23:20.781513282</dc:date>
    <meta:editing-duration>PT30M34S</meta:editing-duration>
    <meta:editing-cycles>3</meta:editing-cycles>
    <meta:generator>LibreOffice/5.4.6.2$Linux_X86_64 LibreOffice_project/40m0$Build-2</meta:generator>
    <meta:document-statistic meta:table-count="1" meta:cell-count="9400" meta:object-count="0"/>
  </office:meta>
</office:document-meta>
</file>